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Services" style:family="table">
      <style:table-properties style:width="17cm" style:rel-width="100%" fo:margin-left="0cm" table:align="left" style:may-break-between-rows="true"/>
    </style:style>
    <style:style style:name="Services.A" style:family="table-column">
      <style:table-column-properties style:column-width="4.759cm" style:rel-column-width="2540*"/>
    </style:style>
    <style:style style:name="Services.B" style:family="table-column">
      <style:table-column-properties style:column-width="12.241cm" style:rel-column-width="6532*"/>
    </style:style>
    <style:style style:name="Services.A1" style:family="table-cell">
      <style:table-cell-properties fo:padding="0cm" fo:border="none"/>
    </style:style>
    <style:style style:name="CSSJoinParams" style:family="table">
      <style:table-properties style:width="17cm" style:rel-width="100%" table:align="center"/>
    </style:style>
    <style:style style:name="CSSJoinParams.A" style:family="table-column">
      <style:table-column-properties style:column-width="3.401cm" style:rel-column-width="1928*"/>
    </style:style>
    <style:style style:name="CSSJoinParams.B" style:family="table-column">
      <style:table-column-properties style:column-width="13.6cm" style:rel-column-width="7710*"/>
    </style:style>
    <style:style style:name="JSJoinparams" style:family="table">
      <style:table-properties style:width="17cm" style:rel-width="100%" table:align="center"/>
    </style:style>
    <style:style style:name="JSJoinparams.A" style:family="table-column">
      <style:table-column-properties style:column-width="3.401cm" style:rel-column-width="1928*"/>
    </style:style>
    <style:style style:name="JSJoinparams.B" style:family="table-column">
      <style:table-column-properties style:column-width="13.6cm" style:rel-column-width="7710*"/>
    </style:style>
    <style:style style:name="CSSMinParams" style:family="table">
      <style:table-properties style:width="17cm" style:rel-width="100%" table:align="center"/>
    </style:style>
    <style:style style:name="CSSMinParams.A" style:family="table-column">
      <style:table-column-properties style:column-width="3.401cm" style:rel-column-width="1928*"/>
    </style:style>
    <style:style style:name="CSSMinParams.B" style:family="table-column">
      <style:table-column-properties style:column-width="13.6cm" style:rel-column-width="7710*"/>
    </style:style>
    <style:style style:name="CSSMinParams.A1" style:family="table-cell">
      <style:table-cell-properties fo:padding="0cm" fo:border="none"/>
    </style:style>
    <style:style style:name="JSMinParams" style:family="table">
      <style:table-properties style:width="17cm" style:rel-width="100%" table:align="center"/>
    </style:style>
    <style:style style:name="JSMinParams.A" style:family="table-column">
      <style:table-column-properties style:column-width="3.401cm" style:rel-column-width="1928*"/>
    </style:style>
    <style:style style:name="JSMinParams.B" style:family="table-column">
      <style:table-column-properties style:column-width="13.6cm" style:rel-column-width="7710*"/>
    </style:style>
    <style:style style:name="JSMinParams.A1" style:family="table-cell">
      <style:table-cell-properties fo:padding="0cm" fo:border="none"/>
    </style:style>
    <style:style style:name="JsDocParams" style:family="table">
      <style:table-properties style:width="17cm" style:rel-width="100%" table:align="center"/>
    </style:style>
    <style:style style:name="JsDocParams.A" style:family="table-column">
      <style:table-column-properties style:column-width="3.401cm" style:rel-column-width="1928*"/>
    </style:style>
    <style:style style:name="JsDocParams.B" style:family="table-column">
      <style:table-column-properties style:column-width="13.6cm" style:rel-column-width="7710*"/>
    </style:style>
    <style:style style:name="JsDocParams.A1" style:family="table-cell">
      <style:table-cell-properties fo:padding="0cm" fo:border="none"/>
    </style:style>
    <style:style style:name="JSTestParams" style:family="table">
      <style:table-properties style:width="17cm" style:rel-width="100%" table:align="center"/>
    </style:style>
    <style:style style:name="JSTestParams.A" style:family="table-column">
      <style:table-column-properties style:column-width="3.401cm" style:rel-column-width="1928*"/>
    </style:style>
    <style:style style:name="JSTestParams.B" style:family="table-column">
      <style:table-column-properties style:column-width="13.6cm" style:rel-column-width="7710*"/>
    </style:style>
    <style:style style:name="JSTestParams.A1" style:family="table-cell">
      <style:table-cell-properties fo:padding="0cm" fo:border="none"/>
    </style:style>
    <style:style style:name="AssertionFunctions" style:family="table">
      <style:table-properties style:width="17cm" style:rel-width="100%" fo:margin-left="0cm" table:align="left" style:may-break-between-rows="false"/>
    </style:style>
    <style:style style:name="AssertionFunctions.A" style:family="table-column">
      <style:table-column-properties style:column-width="8.5cm" style:rel-column-width="4536*"/>
    </style:style>
    <style:style style:name="AssertionFunctions.A1" style:family="table-cell">
      <style:table-cell-properties fo:padding="0cm" fo:border="none"/>
    </style:style>
    <style:style style:name="P1" style:family="paragraph" style:parent-style-name="Text_20_body">
      <style:paragraph-properties fo:text-align="justify" style:justify-single-word="false"/>
    </style:style>
    <style:style style:name="P2" style:family="paragraph" style:parent-style-name="Heading_20_3" style:master-page-name="Left_20_Page">
      <style:paragraph-properties style:page-number="auto"/>
    </style:style>
    <style:style style:name="P3" style:family="paragraph" style:parent-style-name="Text_20_body" style:list-style-name="List_20_1"/>
    <style:style style:name="T1" style:family="text"/>
    <style:style style:name="fr1" style:family="graphic" style:parent-style-name="WebFrameLeft">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Frizione-0.5" text:name="Application"/>
      </text:user-field-decls>
      <text:p text:style-name="P2"><text:soft-page-break/>Frizione - Clutch</text:p>
      <text:p text:style-name="Author_20_Line_20_Web"><text:a xlink:type="simple" xlink:href="http://www.syger.it/JohnLeach.html">by John Leach</text:a></text:p>
      <text:p text:style-name="Author_20_Line_20_PDF"><text:a xlink:type="simple" xlink:href="#JohnLeach.odt|region">by John Leach</text:a></text:p>
      <text:p text:style-name="Introduction"><draw:frame draw:style-name="fr1" draw:name="graphics15" text:anchor-type="paragraph" svg:width="6.77cm" svg:height="5.128cm" draw:z-index="0"><draw:image xlink:href="../Images/clutch.png" xlink:type="simple" xlink:show="embed" xlink:actuate="onLoad"/>
    </draw:frame>Frizione (that's Italian for Clutch, which is what I'll call the project from now on) is a classic open source tool – born of a desperate itch which I just simply had to scratch. I decided to give <text:a xlink:type="simple" xlink:href="http://gears.google.com/"><text:span text:style-name="Internet_20_Hyperlink">Gears</text:span></text:a> a close scrutiny, since it is an interesting project which provides a browser agnostic plugin platform. I pretty soon realised that I'd be needing a robust JavaScript testing system since it is nearly impossible to debug code within a <text:a xlink:type="simple" xlink:href="http://code.google.com/apis/gears/api_workerpool.html"><text:span text:style-name="Internet_20_Hyperlink">WorkerPool</text:span></text:a>.</text:p>
      <text:p text:style-name="Introduction">Apart from the usual problems of running JavaScript within a browser, I also wanted a small suite of tools, such as <text:a xlink:type="simple" xlink:href="http://www.jslint.com/"><text:span text:style-name="Internet_20_Hyperlink">JSLint</text:span></text:a>, JavaScript code file joining or concatenation (as used by the <text:a xlink:type="simple" xlink:href="http://www.prototypejs.org/"><text:span text:style-name="Internet_20_Hyperlink">Prototype</text:span></text:a> library), and JavaScript code <text:a xlink:type="simple" xlink:href="http://developer.yahoo.com/yui/compressor/"><text:span text:style-name="Internet_20_Hyperlink">compression</text:span></text:a>, not to mention <text:a xlink:type="simple" xlink:href="http://jsdoctoolkit.org/"><text:span text:style-name="Internet_20_Hyperlink">documentation generation</text:span></text:a>. It seemed a reasonable idea to put them all together within a framework which runs inside the browser itself, much as the unit testing code would have to.</text:p>
      <text:p text:style-name="Introduction">So that's how Frizione, er, Clutch got started. Although I'm using it for Gears development, it is actually a library agnostic set of tools for any type of browser based JavaScript development, which coincidentally has Gears support too.</text:p>
      <text:p text:style-name="Text_20_body">The Frizione project is hosted on the <text:a xlink:type="simple" xlink:href="http://frizione.googlecode.com/"><text:span text:style-name="Internet_20_Hyperlink">Google Code</text:span></text:a> web site. It is released under a <text:a xlink:type="simple" xlink:href="http://www.opensource.org/licenses/mit-license.php"><text:span text:style-name="Internet_20_Hyperlink">MIT license</text:span></text:a>, and kept in a shady <text:a xlink:type="simple" xlink:href="http://code.google.com/p/frizione/source/browse/trunk"><text:span text:style-name="Internet_20_Hyperlink">Subversion repository</text:span></text:a>, away from direct sunlight. There is also a low volume <text:a xlink:type="simple" xlink:href="http://groups.google.com/group/frizione"><text:span text:style-name="Internet_20_Hyperlink">discussion group</text:span></text:a>.</text:p>
      <text:p text:style-name="Heading_20_4">What's in the Box?</text:p>
      <text:p text:style-name="Text_20_body">Clutch works happily in combination with your text editor or IDE. As you write new code (or modify existing code) you can use a JSLint page to check that you avoid certain insidious problems, such as accidental global variables. As you add functionality, you can create and run unit tests to ensure that the new code works, and that existing code continues to work correctly. As the code develops, you can use JsDoc Toolkit to produce HTML formatted documentation from the tagged comments, and finally, when the code is complete, you can join (concatenate) all the files together, and use YUICompressor to minify both the CSS and JavaScript code.</text:p>
      <text:p text:style-name="Text_20_body">Clutch is a JavaScript web application, designed to run locally on your development computer.</text:p>
      <text:p text:style-name="Heading_20_4">Using Clutch</text:p>
      <text:p text:style-name="Text_20_body">With the Clutch web application running, open your browser and type the pseudo domain root address <text:a xlink:type="simple" xlink:href="http://clutch.syger.it/frizione/"><text:span text:style-name="Source_20_Text">http://clutch.syger.it/frizione/</text:span></text:a>, (see the section “<text:reference-ref text:reference-format="text" text:ref-name="Installation">Requirements, Installation and Architecture</text:reference-ref>” on page <text:reference-ref text:reference-format="page" text:ref-name="Installation">15</text:reference-ref>, for further <text:soft-page-break/>information) you should then see the Clutch home page.</text:p>
      <text:h text:style-name="Heading_20_5" text:outline-level="5">The Home Page</text:h>
      <text:p text:style-name="Text_20_body_20_centred"><draw:frame draw:style-name="fr2" draw:name="graphics1" text:anchor-type="as-char" svg:width="10.158cm" svg:height="9.922cm" draw:z-index="1"><draw:image xlink:href="../Images/home.png" xlink:type="simple" xlink:show="embed" xlink:actuate="onLoad"/>
    </draw:frame></text:p>
      <text:p text:style-name="Text_20_body">The home page provides access to the project pages. Clutch caches project information, so if you make changes, don't forget to click on one of the refresh buttons.</text:p>
      <text:p text:style-name="Text_20_body">Applications and Modules refer to Helma specific directories which also contain a <text:span text:style-name="Source_20_Text">frizione.json</text:span> file. Projects refer to directories under the <text:span text:style-name="Source_20_Text">/frizione-projects</text:span> directory, which also contain a <text:span text:style-name="Source_20_Text">frizione.json</text:span> file.</text:p>
      <text:p text:style-name="Text_20_body">See the section “<text:reference-ref text:reference-format="text" text:ref-name="CreatingProjects">Creating Your Own Projects</text:reference-ref>”, on page <text:reference-ref text:reference-format="page" text:ref-name="CreatingProjects">30</text:reference-ref>, for further information.</text:p>
      <text:h text:style-name="Heading_20_5" text:outline-level="5">The Project Page</text:h>
      <text:p text:style-name="Text_20_body">Once you have chosen a particular project, the main project page is displayed:</text:p>
      <text:p text:style-name="Text_20_body_20_centred"><text:soft-page-break/><draw:frame draw:style-name="fr2" draw:name="graphics13" text:anchor-type="as-char" svg:width="10.158cm" svg:height="12.257cm" draw:z-index="11"><draw:image xlink:href="../Images/project.png" xlink:type="simple" xlink:show="embed" xlink:actuate="onLoad"/>
    </draw:frame></text:p>
      <text:p text:style-name="P1">Clutch also caches project file information, so if you make changes, don't forget to click on the refresh button.</text:p>
      <text:p text:style-name="P1">Using the file extension naming convention, from this page you can access the Join, Minify, JsDoc, JSLint, Test and View services.</text:p>
      <text:h text:style-name="Heading_20_5" text:outline-level="5">The Join Page</text:h>
      <text:p text:style-name="Text_20_body">The main Join page provides links to each join file. Clutch recognises Join files by their extension of <text:span text:style-name="Source_20_Text">.join.js</text:span> or <text:span text:style-name="Source_20_Text">.join.css</text:span>.</text:p>
      <text:p text:style-name="Text_20_body_20_centred"><draw:frame draw:style-name="fr2" draw:name="graphics6" text:anchor-type="as-char" svg:width="10.158cm" svg:height="5.689cm" draw:z-index="12"><draw:image xlink:href="../Images/join.png" xlink:type="simple" xlink:show="embed" xlink:actuate="onLoad"/>
    </draw:frame></text:p>
      <text:p text:style-name="Text_20_body">Not to be repetitive, but Clutch caches project file information, so if you make changes, don't forget to click on the refresh button. Clicking on any of the displayed links executes the Join, producing a Join results page:</text:p>
      <text:p text:style-name="Text_20_body_20_centred"><text:soft-page-break/><draw:frame draw:style-name="fr2" draw:name="graphics14" text:anchor-type="as-char" svg:width="10.158cm" svg:height="6.094cm" draw:z-index="2"><draw:image xlink:href="../Images/join-result.png" xlink:type="simple" xlink:show="embed" xlink:actuate="onLoad"/>
    </draw:frame></text:p>
      <text:p text:style-name="Text_20_body">See the sections “<text:reference-ref text:reference-format="text" text:ref-name="CSSJoinService">CSS Join Service (/cssjoin)</text:reference-ref>”, and “<text:reference-ref text:reference-format="text" text:ref-name="JavaScriptJoinService">JavaScript Join Service (/jsjoin)</text:reference-ref>”, on page <text:reference-ref text:reference-format="page" text:ref-name="CSSJoinService">18</text:reference-ref> and <text:reference-ref text:reference-format="page" text:ref-name="JavaScriptJoinService">19</text:reference-ref> respectively, for further information.</text:p>
      <text:h text:style-name="Heading_20_5" text:outline-level="5">The Minify Page</text:h>
      <text:p text:style-name="Text_20_body">The main Minify page provides links to each minify file. Clutch recognises Minify files by their extension of <text:span text:style-name="Source_20_Text">.min.js</text:span> or <text:span text:style-name="Source_20_Text">.min.css</text:span>.</text:p>
      <text:p text:style-name="Text_20_body_20_centred"><draw:frame draw:style-name="fr2" draw:name="graphics8" text:anchor-type="as-char" svg:width="10.158cm" svg:height="5.689cm" draw:z-index="3"><draw:image xlink:href="../Images/minify.png" xlink:type="simple" xlink:show="embed" xlink:actuate="onLoad"/>
    </draw:frame></text:p>
      <text:p text:style-name="Text_20_body">This might have been explained before, but Clutch caches project file information, so if you make changes, don't forget to click on the refresh button. Clicking on any of the displayed links executes the Minify, producing a Minify results page:</text:p>
      <text:p text:style-name="Text_20_body_20_centred"><draw:frame draw:style-name="fr2" draw:name="graphics10" text:anchor-type="as-char" svg:width="10.158cm" svg:height="6.535cm" draw:z-index="4"><draw:image xlink:href="../Images/minify-result.png" xlink:type="simple" xlink:show="embed" xlink:actuate="onLoad"/>
    </draw:frame></text:p>
      <text:p text:style-name="Text_20_body">See the sections “<text:reference-ref text:reference-format="text" text:ref-name="CSSMinifyService">CSS Minify Service (/cssminify)</text:reference-ref>” and “<text:reference-ref text:reference-format="text" text:ref-name="JavaScriptMinifyService">JavaScript Minify Service (/jsminify)</text:reference-ref><text:soft-page-break/>”, on page <text:reference-ref text:reference-format="page" text:ref-name="CSSMinifyService">20</text:reference-ref> and <text:reference-ref text:reference-format="page" text:ref-name="JavaScriptMinifyService">21</text:reference-ref> respectively, for further information.</text:p>
      <text:h text:style-name="Heading_20_5" text:outline-level="5">The Test Page</text:h>
      <text:p text:style-name="Text_20_body">The main Test page provides links to each unit test file. Clutch recognises Test files by their extension of <text:span text:style-name="Source_20_Text">.test.js</text:span>.</text:p>
      <text:p text:style-name="Text_20_body_20_centred"><draw:frame draw:style-name="fr2" draw:name="graphics7" text:anchor-type="as-char" svg:width="10.158cm" svg:height="7.415cm" draw:z-index="5"><draw:image xlink:href="../Images/unit-tests.png" xlink:type="simple" xlink:show="embed" xlink:actuate="onLoad"/>
    </draw:frame></text:p>
      <text:p text:style-name="Text_20_body">By now it's clear that Clutch caches project file information, so if you make changes, don't forget to click on the refresh button. Clicking on any of the displayed links executes the unit tests, producing a Unit Test results page:</text:p>
      <text:p text:style-name="Text_20_body_20_centred"><draw:frame draw:style-name="fr2" draw:name="graphics17" text:anchor-type="as-char" svg:width="10.158cm" svg:height="6.907cm" draw:z-index="6"><draw:image xlink:href="../Images/unit-tests-result.png" xlink:type="simple" xlink:show="embed" xlink:actuate="onLoad"/>
    </draw:frame></text:p>
      <text:p text:style-name="Text_20_body">See the section “<text:reference-ref text:reference-format="text" text:ref-name="JavaScriptTestService">JavaScript Test Service (/jstest)</text:reference-ref>” on page <text:reference-ref text:reference-format="page" text:ref-name="JavaScriptTestService">24</text:reference-ref>, for further information.</text:p>
      <text:h text:style-name="Heading_20_5" text:outline-level="5">The Test Results Page</text:h>
      <text:p text:style-name="Text_20_body">The main Test Results page provides links to each unit test results file. Clutch recognises Test Results files by their extension of <text:span text:style-name="Source_20_Text">.test.json</text:span>.</text:p>
      <text:p text:style-name="Text_20_body_20_centred"><text:soft-page-break/><draw:frame draw:style-name="fr2" draw:name="graphics11" text:anchor-type="as-char" svg:width="10.158cm" svg:height="7.415cm" draw:z-index="13"><draw:image xlink:href="../Images/unit-test-results.png" xlink:type="simple" xlink:show="embed" xlink:actuate="onLoad"/>
    </draw:frame></text:p>
      <text:p text:style-name="Text_20_body">By now you're well aware that Clutch caches project file information, so if you make changes, don't forget to click on the refresh button. Clicking on any of the displayed links displays the unit test results. The unit test report starts with a general summary of the results:</text:p>
      <text:p text:style-name="Text_20_body_20_centred"><draw:frame draw:style-name="fr2" draw:name="graphics12" text:anchor-type="as-char" svg:width="10.158cm" svg:height="7.213cm" draw:z-index="14"><draw:image xlink:href="../Images/unit-tests-display1.png" xlink:type="simple" xlink:show="embed" xlink:actuate="onLoad"/>
    </draw:frame></text:p>
      <text:p text:style-name="Text_20_body">This is followed by a more detailed report for each unit test:</text:p>
      <text:p text:style-name="Text_20_body_20_centred"><text:soft-page-break/><draw:frame draw:style-name="fr2" draw:name="graphics18" text:anchor-type="as-char" svg:width="10.158cm" svg:height="14.967cm" draw:z-index="15"><draw:image xlink:href="../Images/unit-tests-display2.png" xlink:type="simple" xlink:show="embed" xlink:actuate="onLoad"/>
    </draw:frame></text:p>
      <text:p text:style-name="Text_20_body">Finally, errors, failures and log messages are displayed:</text:p>
      <text:p text:style-name="Text_20_body_20_centred"><draw:frame draw:style-name="fr2" draw:name="graphics19" text:anchor-type="as-char" svg:width="10.158cm" svg:height="5.96cm" draw:z-index="16"><draw:image xlink:href="../Images/unit-tests-display3.png" xlink:type="simple" xlink:show="embed" xlink:actuate="onLoad"/>
    </draw:frame></text:p>
      <text:p text:style-name="Text_20_body">See the section “<text:reference-ref text:reference-format="text" text:ref-name="JSONTestView">JSON Test Result View Service (/jsontest)</text:reference-ref>” on page <text:reference-ref text:reference-format="page" text:ref-name="JSONTestView">25</text:reference-ref>, for further information.</text:p>
      <text:h text:style-name="Heading_20_5" text:outline-level="5">The JsDoc Page</text:h>
      <text:p text:style-name="Text_20_body">The main JsDoc page provides links to each JsDoc file. Clutch recognises JsDoc files by their extension of <text:span text:style-name="Source_20_Text">.jsdoc.js</text:span>.</text:p>
      <text:p text:style-name="Text_20_body_20_centred"><text:soft-page-break/><draw:frame draw:style-name="fr2" draw:name="graphics21" text:anchor-type="as-char" svg:width="10.158cm" svg:height="4.842cm" draw:z-index="7"><draw:image xlink:href="../Images/jsdoc.png" xlink:type="simple" xlink:show="embed" xlink:actuate="onLoad"/>
    </draw:frame></text:p>
      <text:p text:style-name="Text_20_body">It's been said before, but Clutch caches project file information, so if you make changes, don't forget to click on the refresh button. Clicking on any of the displayed links causes the documentation to be generated. This may take considerable time (several seconds). After the documentation has been generated, a general summary of the results is displayed:</text:p>
      <text:p text:style-name="Text_20_body_20_centred"><draw:frame draw:style-name="fr2" draw:name="graphics22" text:anchor-type="as-char" svg:width="10.158cm" svg:height="4.74cm" draw:z-index="8"><draw:image xlink:href="../Images/jsdoc-result.png" xlink:type="simple" xlink:show="embed" xlink:actuate="onLoad"/>
    </draw:frame></text:p>
      <text:p text:style-name="Text_20_body">See the section “<text:reference-ref text:reference-format="text" text:ref-name="JavaScriptDocumentationService">JavaScript Documentation Service (/jsdoc)</text:reference-ref>” on page <text:reference-ref text:reference-format="page" text:ref-name="JavaScriptDocumentationService">22</text:reference-ref>, for further information.</text:p>
      <text:h text:style-name="Heading_20_5" text:outline-level="5">The JSLint Page</text:h>
      <text:p text:style-name="Text_20_body">The main JSLint page provides links to all JavaScript files which are not used for Join, JsDoc, Minify or Tests.</text:p>
      <text:p text:style-name="Text_20_body_20_centred"><draw:frame draw:style-name="fr2" draw:name="graphics2" text:anchor-type="as-char" svg:width="10.158cm" svg:height="8.872cm" draw:z-index="17"><draw:image xlink:href="../Images/jslint.png" xlink:type="simple" xlink:show="embed" xlink:actuate="onLoad"/>
    </draw:frame></text:p>
      <text:p text:style-name="Text_20_body"><text:soft-page-break/>Here too, Clutch caches project file information, so if you make changes, don't forget to click on the refresh button. Clicking on any of the displayed links executes JSLint on that file. First, the JavaScript file contents are displayed, and so can be used to check modifications 'on the fly'. You may need to refresh the page (usually <text:span text:style-name="Source_20_Text">F5</text:span>):</text:p>
      <text:p text:style-name="Text_20_body_20_centred"><draw:frame draw:style-name="fr2" draw:name="graphics3" text:anchor-type="as-char" svg:width="10.158cm" svg:height="9.753cm" draw:z-index="18"><draw:image xlink:href="../Images/jslint-page1.png" xlink:type="simple" xlink:show="embed" xlink:actuate="onLoad"/>
    </draw:frame></text:p>
      <text:p text:style-name="Text_20_body">Then follows the JSLint report. Error messages are shown in a shocking pink, probably to encourage you to correct them:</text:p>
      <text:p text:style-name="Text_20_body_20_centred"><text:soft-page-break/><draw:frame draw:style-name="fr2" draw:name="graphics4" text:anchor-type="as-char" svg:width="10.158cm" svg:height="12.834cm" draw:z-index="19"><draw:image xlink:href="../Images/jslint-page2.png" xlink:type="simple" xlink:show="embed" xlink:actuate="onLoad"/>
    </draw:frame></text:p>
      <text:p text:style-name="Text_20_body">Finally the options used are displayed:</text:p>
      <text:p text:style-name="Text_20_body_20_centred"><draw:frame draw:style-name="fr2" draw:name="graphics16" text:anchor-type="as-char" svg:width="10.158cm" svg:height="8.601cm" draw:z-index="20"><draw:image xlink:href="../Images/jslint-page3.png" xlink:type="simple" xlink:show="embed" xlink:actuate="onLoad"/>
    </draw:frame></text:p>
      <text:p text:style-name="Text_20_body">See the section “<text:reference-ref text:reference-format="text" text:ref-name="JSLintService">JSLint Service (/jslint)</text:reference-ref>” on page <text:reference-ref text:reference-format="page" text:ref-name="JSLintService">17</text:reference-ref>, for further information.</text:p>
      <text:h text:style-name="Heading_20_5" text:outline-level="5">The JSON View Page</text:h>
      <text:p text:style-name="Text_20_body">The main JSON View page provides links to all JSON files which are not used for unit test results.</text:p>
      <text:p text:style-name="Text_20_body_20_centred"><text:soft-page-break/><draw:frame draw:style-name="fr2" draw:name="graphics5" text:anchor-type="as-char" svg:width="10.158cm" svg:height="5.419cm" draw:z-index="9"><draw:image xlink:href="../Images/json.png" xlink:type="simple" xlink:show="embed" xlink:actuate="onLoad"/>
    </draw:frame></text:p>
      <text:p text:style-name="Text_20_body">Once again, Clutch caches project file information, so if you make changes, don't forget to click on the refresh button. Clicking on any of the displayed links displays the contents of the JSON file:</text:p>
      <text:p text:style-name="Text_20_body_20_centred"><draw:frame draw:style-name="fr2" draw:name="graphics20" text:anchor-type="as-char" svg:width="10.158cm" svg:height="12.935cm" draw:z-index="10"><draw:image xlink:href="../Images/json-result.png" xlink:type="simple" xlink:show="embed" xlink:actuate="onLoad"/>
    </draw:frame></text:p>
      <text:p text:style-name="Text_20_body">See the sections “<text:reference-ref text:reference-format="text" text:ref-name="HTMLView">HTML file view (/htmlview)</text:reference-ref>” and “<text:reference-ref text:reference-format="text" text:ref-name="JSONView">JSON file view (/jsonview)</text:reference-ref>”, on page <text:reference-ref text:reference-format="page" text:ref-name="HTMLView">18</text:reference-ref> and <text:reference-ref text:reference-format="page" text:ref-name="JSONView">18</text:reference-ref> respectively, for further information.</text:p>
      <text:h text:style-name="Heading_20_5" text:outline-level="5">Documentation</text:h>
      <text:p text:style-name="Text_20_body">Clutch comes with a complete set of documentation:</text:p>
      <text:p text:style-name="Text_20_body_20_centred"><text:soft-page-break/><draw:frame draw:style-name="fr2" draw:name="graphics9" text:anchor-type="as-char" svg:width="10.158cm" svg:height="5.994cm" draw:z-index="21"><draw:image xlink:href="../Images/documentation.png" xlink:type="simple" xlink:show="embed" xlink:actuate="onLoad"/>
    </draw:frame></text:p>
      <text:p text:style-name="Text_20_body">This document is also available from within the Clutch web application:</text:p>
      <text:p text:style-name="Text_20_body_20_centred"><draw:frame draw:style-name="fr2" draw:name="graphics23" text:anchor-type="as-char" svg:width="10.158cm" svg:height="9.006cm" draw:z-index="22"><draw:image xlink:href="../Images/user-manual.png" xlink:type="simple" xlink:show="embed" xlink:actuate="onLoad"/>
    </draw:frame></text:p>
      <text:p text:style-name="Text_20_body">The Clutch web application documentation:</text:p>
      <text:p text:style-name="Text_20_body_20_centred"><text:soft-page-break/><draw:frame draw:style-name="fr2" draw:name="graphics24" text:anchor-type="as-char" svg:width="10.158cm" svg:height="9.888cm" draw:z-index="23"><draw:image xlink:href="../Images/app-documentation.png" xlink:type="simple" xlink:show="embed" xlink:actuate="onLoad"/>
    </draw:frame></text:p>
      <text:p text:style-name="Text_20_body">The Clutch library documentation:</text:p>
      <text:p text:style-name="Text_20_body_20_centred"><draw:frame draw:style-name="fr2" draw:name="graphics25" text:anchor-type="as-char" svg:width="10.158cm" svg:height="7.823cm" draw:z-index="24"><draw:image xlink:href="../Images/clutch-documentation.png" xlink:type="simple" xlink:show="embed" xlink:actuate="onLoad"/>
    </draw:frame></text:p>
      <text:p text:style-name="Text_20_body">And finally, the Crash library documentation:</text:p>
      <text:p text:style-name="Text_20_body_20_centred"><text:soft-page-break/><draw:frame draw:style-name="fr2" draw:name="graphics26" text:anchor-type="as-char" svg:width="10.158cm" svg:height="8.331cm" draw:z-index="25"><draw:image xlink:href="../Images/crash-documentation.png" xlink:type="simple" xlink:show="embed" xlink:actuate="onLoad"/>
    </draw:frame></text:p>
      <text:p text:style-name="Heading_20_4"><text:reference-mark-start text:name="Installation"/>Requirements, Installation and Architecture<text:reference-mark-end text:name="Installation"/></text:p>
      <text:p text:style-name="Text_20_body">Clutch consists of a set of HTML pages, CSS and JavaScript files, together with an essential web application and server. The Clutch web application is written in JavaScript, using the <text:a xlink:type="simple" xlink:href="http://dev.helma.org/"><text:span text:style-name="Internet_20_Hyperlink">Helma</text:span></text:a> JavaScript Web Server, and <text:a xlink:type="simple" xlink:href="http://www.java.com/"><text:span text:style-name="Internet_20_Hyperlink">Java</text:span></text:a>. To use Clutch you will need to <text:a xlink:type="simple" xlink:href="http://www.java.com/en/download/manual.jsp"><text:span text:style-name="Internet_20_Hyperlink">install Java</text:span></text:a> (I'm using version 1.6.0).</text:p>
      <text:p text:style-name="Text_20_body">First, install Java if not already present on your computer. Then extract the archived file (or SVN repository) into <text:span text:style-name="Source_20_Text">/</text:span><text:span text:style-name="Source_20_Text"><text:user-field-get text:name="Application">Frizione-0.5</text:user-field-get></text:span><text:span text:style-name="Source_20_Text">.</text:span></text:p>
      <text:p text:style-name="Text_20_body">The Clutch web application, apart from serving the static text files, also provides a set of services, listed below:</text:p>
      <table:table table:name="Services" table:style-name="Services">
        <table:table-column table:style-name="Services.A"/>
        <table:table-column table:style-name="Services.B"/>
        <table:table-row>
          <table:table-cell table:style-name="Services.A1" office:value-type="string">
            <text:p text:style-name="Table_20_Heading">Service URL</text:p>
          </table:table-cell>
          <table:table-cell table:style-name="Services.A1" office:value-type="string">
            <text:p text:style-name="Table_20_Heading">Description</text:p>
          </table:table-cell>
        </table:table-row>
        <table:table-row>
          <table:table-cell table:style-name="Services.A1" office:value-type="string">
            <text:p text:style-name="Table_20_Contents"><text:span text:style-name="Source_20_Text">/jslint</text:span></text:p>
          </table:table-cell>
          <table:table-cell table:style-name="Services.A1" office:value-type="string">
            <text:p text:style-name="Table_20_Contents">Runs <text:a xlink:type="simple" xlink:href="http://www.jslint.com/"><text:span text:style-name="Internet_20_Hyperlink">JSLint</text:span></text:a> on a specific JavaScript file.</text:p>
          </table:table-cell>
        </table:table-row>
        <table:table-row>
          <table:table-cell table:style-name="Services.A1" office:value-type="string">
            <text:p text:style-name="Table_20_Contents"><text:span text:style-name="Source_20_Text">/jsonview</text:span></text:p>
          </table:table-cell>
          <table:table-cell table:style-name="Services.A1" office:value-type="string">
            <text:p text:style-name="Table_20_Contents">Displays a <text:a xlink:type="simple" xlink:href="http://www.json.org/"><text:span text:style-name="Internet_20_Hyperlink">JSON</text:span></text:a> file contents.</text:p>
          </table:table-cell>
        </table:table-row>
        <table:table-row>
          <table:table-cell table:style-name="Services.A1" office:value-type="string">
            <text:p text:style-name="Table_20_Contents"><text:span text:style-name="Source_20_Text">/htmlview</text:span></text:p>
          </table:table-cell>
          <table:table-cell table:style-name="Services.A1" office:value-type="string">
            <text:p text:style-name="Table_20_Contents">Displays (redirects to) a static HTML file.</text:p>
          </table:table-cell>
        </table:table-row>
        <table:table-row>
          <table:table-cell table:style-name="Services.A1" office:value-type="string">
            <text:p text:style-name="Table_20_Contents"><text:span text:style-name="Source_20_Text">/cssjoin</text:span></text:p>
          </table:table-cell>
          <table:table-cell table:style-name="Services.A1" office:value-type="string">
            <text:p text:style-name="Table_20_Contents">Joins or concatenates a series of CSS files into a single file.</text:p>
          </table:table-cell>
        </table:table-row>
        <table:table-row>
          <table:table-cell table:style-name="Services.A1" office:value-type="string">
            <text:p text:style-name="Table_20_Contents"><text:span text:style-name="Source_20_Text">/jsjoin</text:span></text:p>
          </table:table-cell>
          <table:table-cell table:style-name="Services.A1" office:value-type="string">
            <text:p text:style-name="Table_20_Contents">Joins (concatenates) a series of JavaScript files into a single file.</text:p>
          </table:table-cell>
        </table:table-row>
        <table:table-row>
          <table:table-cell table:style-name="Services.A1" office:value-type="string">
            <text:p text:style-name="Table_20_Contents"><text:span text:style-name="Source_20_Text">/cssminify</text:span></text:p>
          </table:table-cell>
          <table:table-cell table:style-name="Services.A1" office:value-type="string">
            <text:p text:style-name="Table_20_Contents">Minifies (compresses) a CSS file.</text:p>
          </table:table-cell>
        </table:table-row>
        <table:table-row>
          <table:table-cell table:style-name="Services.A1" office:value-type="string">
            <text:p text:style-name="Table_20_Contents"><text:span text:style-name="Source_20_Text">/jsminify</text:span></text:p>
          </table:table-cell>
          <table:table-cell table:style-name="Services.A1" office:value-type="string">
            <text:p text:style-name="Table_20_Contents">Minifies (compresses) a JavaScript file</text:p>
          </table:table-cell>
        </table:table-row>
        <table:table-row>
          <table:table-cell table:style-name="Services.A1" office:value-type="string">
            <text:p text:style-name="Table_20_Contents"><text:span text:style-name="Source_20_Text">/jsdoc</text:span></text:p>
          </table:table-cell>
          <table:table-cell table:style-name="Services.A1" office:value-type="string">
            <text:p text:style-name="Table_20_Contents">Runs <text:a xlink:type="simple" xlink:href="http://jsdoctoolkit.org/"><text:span text:style-name="Internet_20_Hyperlink">JsDoc Toolkit</text:span></text:a> on a series of JavaScript files.</text:p>
          </table:table-cell>
        </table:table-row>
        <table:table-row>
          <table:table-cell table:style-name="Services.A1" office:value-type="string">
            <text:p text:style-name="Table_20_Contents"><text:span text:style-name="Source_20_Text">/jstest</text:span></text:p>
          </table:table-cell>
          <table:table-cell table:style-name="Services.A1" office:value-type="string">
            <text:p text:style-name="Table_20_Contents">Runs a unit test JavaScript file.</text:p>
          </table:table-cell>
        </table:table-row>
        <table:table-row>
          <table:table-cell table:style-name="Services.A1" office:value-type="string">
            <text:p text:style-name="Table_20_Contents"><text:span text:style-name="Source_20_Text">/jsontest</text:span></text:p>
          </table:table-cell>
          <table:table-cell table:style-name="Services.A1" office:value-type="string">
            <text:p text:style-name="Table_20_Contents">Displays a unit test <text:a xlink:type="simple" xlink:href="http://www.json.org/"><text:span text:style-name="Internet_20_Hyperlink">JSON</text:span></text:a> formatted results file.</text:p>
          </table:table-cell>
        </table:table-row>
        <table:table-row>
          <table:table-cell table:style-name="Services.A1" office:value-type="string">
            <text:p text:style-name="Table_20_Contents"><text:span text:style-name="Source_20_Text">/readfixture</text:span></text:p>
          </table:table-cell>
          <table:table-cell table:style-name="Services.A1" office:value-type="string">
            <text:p text:style-name="Table_20_Contents">Provides GET (read) operations for fixture (unit testing data) files.</text:p>
          </table:table-cell>
        </table:table-row>
        <table:table-row>
          <table:table-cell table:style-name="Services.A1" office:value-type="string">
            <text:p text:style-name="Table_20_Contents"><text:span text:style-name="Source_20_Text">/writefixture</text:span></text:p>
          </table:table-cell>
          <table:table-cell table:style-name="Services.A1" office:value-type="string">
            <text:p text:style-name="Table_20_Contents">Provides POST (write) operations for fixture (unit testing <text:soft-page-break/>data) files.</text:p>
          </table:table-cell>
        </table:table-row>
      </table:table>
      <text:p text:style-name="Text_20_body">Clutch also provides a simple unit testing framework, written in JavaScript, which runs within the browser or the server, depending on the environment. The unit test results are written to hard disk automatically in <text:a xlink:type="simple" xlink:href="http://www.json.org/"><text:span text:style-name="Internet_20_Hyperlink">JSON</text:span></text:a> format, and can then be viewed by retrieving the written results.</text:p>
      <text:p text:style-name="Text_20_body">The following sections give further details of the services and unit testing library.</text:p>
      <text:p text:style-name="Heading_20_4">Running the Clutch Web Application</text:p>
      <text:p text:style-name="Text_20_body">Clutch can only perform it's magic with the modified Helma web server running. To start the web server, open a command prompt in the <text:span text:style-name="Source_20_Text">/</text:span><text:span text:style-name="Source_20_Text"><text:user-field-get text:name="Application">Frizione-0.5</text:user-field-get></text:span><text:span text:style-name="Source_20_Text">/Frizione</text:span> directory, then type:</text:p>
      <text:p text:style-name="Preformatted_20_Text"><text:s text:c="2"/>start</text:p>
      <text:p text:style-name="Text_20_body">The modified Helma web server runs as <text:span text:style-name="Source_20_Text">localhost</text:span> on port <text:span text:style-name="Source_20_Text">80</text:span>, which might conflict with other web servers. After issuing the command the prompt should look something like:</text:p>
      <text:p text:style-name="Preformatted_20_Text"><text:s text:c="2"/>Starting HTTP server on port 80<text:line-break/> <text:s/>Serving applications from C:\<text:user-field-get text:name="Application">Frizione-0.5</text:user-field-get>\Frizione\<text:line-break/> <text:s/>Starting Helma 1.6.2 (August 22 2008) on Java 1.6.0_03</text:p>
      <text:p text:style-name="Text_20_body">That's it, Clutch is up and running. You can stop the web server at any time by pressing <text:span text:style-name="Source_20_Text">Ctrl-C</text:span>.</text:p>
      <text:h text:style-name="Heading_20_5" text:outline-level="5">Changing the Port Number</text:h>
      <text:p text:style-name="Text_20_body">If port 80 does not suite your needs, you can change the value by editing the <text:span text:style-name="Source_20_Text">start.bat</text:span> or <text:span text:style-name="Source_20_Text">start.sh</text:span> script. Open the file in your favourite text editor, where you should see (<text:span text:style-name="Source_20_Text">start.bat</text:span>):</text:p>
      <text:p text:style-name="Preformatted_20_Text"><text:s text:c="2"/>...<text:line-break/> <text:s/>:: Set TCP ports for Helma servers<text:line-break/> <text:s/>:: (comment/uncomment to de/activate)<text:line-break/> <text:s/>set HTTP_PORT=80<text:line-break/> <text:s/>rem set XMLRPC_PORT=8081<text:line-break/> <text:s/>rem set AJP13_PORT=8009<text:line-break/> <text:s/>rem set RMI_PORT=5050</text:p>
      <text:p text:style-name="Text_20_body">or (<text:span text:style-name="Source_20_Text">start.sh</text:span>)</text:p>
      <text:p text:style-name="Preformatted_20_Text"><text:s text:c="2"/>...<text:line-break/> <text:s/># Set TCP ports for Helma servers<text:line-break/> <text:s/># (comment/uncomment to de/activate)<text:line-break/> <text:s/>HTTP_PORT=80<text:line-break/> <text:s/># XMLRPC_PORT=8081<text:line-break/> <text:s/># AJP13_PORT=8009<text:line-break/> <text:s/># RMI_PORT=5050</text:p>
      <text:p text:style-name="Text_20_body">Change the <text:span text:style-name="Source_20_Text">HTTP_PORT</text:span> setting to the port value that you want, then restart the web server.</text:p>
      <text:h text:style-name="Heading_20_5" text:outline-level="5">Running as a Pseudo Domain</text:h>
      <text:p text:style-name="Text_20_body">In some circumstances, particularly for Gears development, you may want to use an URL such as <text:span text:style-name="Source_20_Text">http://clutch.syger.it</text:span> instead of <text:span text:style-name="Source_20_Text">http://localhost</text:span>. This can be achieved by setting the <text:span text:style-name="Source_20_Text">hosts</text:span> file.</text:p>
      <text:p text:style-name="Text_20_body"><text:soft-page-break/>On Windows you'll find the hosts file in <text:span text:style-name="Source_20_Text">C:\Windows\system32\drivers\etc</text:span>, whereas on most Linux systems it is located in <text:span text:style-name="Source_20_Text">/etc</text:span>. Again, using your favourite text editor, open the file and add a line as follows:</text:p>
      <text:p text:style-name="Preformatted_20_Text"><text:s text:c="2"/>127.0.0.1 <text:s text:c="6"/>clutch.syger.it</text:p>
      <text:p text:style-name="Text_20_body">Save the file, and with the web server running, open your browser and type the URL <text:a xlink:type="simple" xlink:href="http://clutch.syger.it/"><text:span text:style-name="Source_20_Text">http://clutch.syger.it/</text:span></text:a> which should now present you with the Helma home page. Typing the URL <text:s/><text:a xlink:type="simple" xlink:href="http://clutch.syger.it/frizione/"><text:span text:style-name="Source_20_Text">http://clutch.syger.it/frizione/</text:span></text:a> should present you with the Frizione home page.</text:p>
      <text:p text:style-name="Heading_20_4">Services</text:p>
      <text:p text:style-name="Text_20_body">The Frizione web application provides a suite of services which aid in the development, testing, and deployment of JavaScript software. These services are made automatically available, based on a small, simple set of file naming conventions.</text:p>
      <text:p text:style-name="Text_20_body">Frizione searches the <text:span text:style-name="Source_20_Text">/apps</text:span>, <text:span text:style-name="Source_20_Text">/frizione-projects</text:span> and <text:span text:style-name="Source_20_Text">/modules</text:span> sub directories of the web server, looking for a <text:span text:style-name="Source_20_Text">frizione.json</text:span> file which (currently) contains a single name element:</text:p>
      <text:p text:style-name="Preformatted_20_Text"><text:s text:c="2"/>{<text:line-break/> <text:s text:c="5"/>"name": <text:s text:c="2"/>"Clutch Library"<text:line-break/> <text:s/>}</text:p>
      <text:p text:style-name="Text_20_body">Only those sub directories containing a valid <text:span text:style-name="Source_20_Text">frizione.json</text:span> file will be included for special treatment by Clutch.</text:p>
      <text:p text:style-name="Text_20_body">The <text:span text:style-name="Source_20_Text">/apps</text:span> and <text:span text:style-name="Source_20_Text">/modules</text:span> sub directories are specific to Helma web application development, and currently a reduced set of Clutch services are available.</text:p>
      <text:p text:style-name="Text_20_body">The <text:span text:style-name="Source_20_Text">/frizione-projects</text:span> sub directory, on the other hand, is designed specifically for client side JavaScript development, and is explained in detail in the following sections.</text:p>
      <text:h text:style-name="Heading_20_5" text:outline-level="5"><text:reference-mark-start text:name="JSLintService"/>JSLint Service (/jslint)<text:reference-mark-end text:name="JSLintService"/></text:h>
      <text:p text:style-name="Text_20_body">The original <text:a xlink:type="simple" xlink:href="http://en.wikipedia.org/wiki/Lint_programming_tool"><text:span text:style-name="Internet_20_Hyperlink">lint program</text:span></text:a> analysed C source code for potential (and subtle) malpractices likely to lead to run-time bugs. Modern C compilers now provide sufficient syntactic and semantic checking that <text:span text:style-name="Source_20_Text">lint</text:span> is now rarely required or used.</text:p>
      <text:p text:style-name="Text_20_body">Fortunately for JavaScript programmers, <text:a xlink:type="simple" xlink:href="http://crockford.com/"><text:span text:style-name="Internet_20_Hyperlink">Douglas Crockford</text:span></text:a> has built a lint program specifically for JavaScript, in JavaScript, called <text:a xlink:type="simple" xlink:href="http://www.jslint.com/"><text:span text:style-name="Internet_20_Hyperlink">JSLint</text:span></text:a>. Finding and removing potentially poor code before unit testing is an essential process, at least for me. Unfortunately, cutting and pasting code to the web page can itself be error prone.</text:p>
      <text:p text:style-name="Text_20_body">Clutch alleviates this problem by running JSLint on any JavaScript file ending in <text:span text:style-name="Source_20_Text">.js</text:span>, except those ending in <text:span text:style-name="Source_20_Text">.join.js</text:span>, <text:span text:style-name="Source_20_Text">.min.js</text:span>, <text:span text:style-name="Source_20_Text">.jsdoc.js</text:span>, or <text:span text:style-name="Source_20_Text">.test.js</text:span>, which are treated differently. Clutch also creates a <text:span text:style-name="Source_20_Text">jslint.options.json</text:span> file which provides project wide JSLint options settings. This file can be modified using your favourite text editor.</text:p>
      <text:p text:style-name="Text_20_body">To invoke the service, select the “<text:span text:style-name="Source_20_Text">JSLint files</text:span>” link under “<text:span text:style-name="Source_20_Text">JavaScript </text:span><text:soft-page-break/><text:span text:style-name="Source_20_Text">files</text:span>” in the desired project page (see <text:a xlink:type="simple" xlink:href="http://clutch.syger.it/frizione/projects/clutch/"><text:span text:style-name="Source_20_Text">http://clutch.syger.it/frizione/projects/clutch/</text:span></text:a> for an example), then select a file to check. Clutch will then run JSLint on the JavaScript file, using the <text:span text:style-name="Source_20_Text">jslint.options.json</text:span> values.</text:p>
      <text:p text:style-name="Text_20_body">You can also make file specific settings by creating special comments inside the JavaScript file itself. Use <text:span text:style-name="Source_20_Text">/*jslint ... */</text:span> to make specific options settings, and <text:span text:style-name="Source_20_Text">/*global ... */</text:span> to define specific global variables. See <text:a xlink:type="simple" xlink:href="http://clutch.syger.it/frizione/projects/clutch/jslint/js/dev/browser.js"><text:span text:style-name="Source_20_Text">http://clutch.syger.it/frizione/projects/clutch/jslint/js/dev/browser.js</text:span></text:a> for an example.</text:p>
      <text:h text:style-name="Heading_20_5" text:outline-level="5"><text:reference-mark-start text:name="JSONView"/>JSON file view (/jsonview)<text:reference-mark-end text:name="JSONView"/></text:h>
      <text:p text:style-name="Text_20_body">Clutch will display the contents of a JSON file ending in <text:span text:style-name="Source_20_Text">.json</text:span>, except those ending in <text:span text:style-name="Source_20_Text">.test.json</text:span>, which are treated with greater respect.</text:p>
      <text:p text:style-name="Text_20_body">To invoke the service, select the “<text:span text:style-name="Source_20_Text">Viewable files</text:span>” link under “<text:span text:style-name="Source_20_Text">JSON files</text:span>” in the desired project page (see <text:a xlink:type="simple" xlink:href="http://clutch.syger.it/frizione/projects/clutch/"><text:span text:style-name="Source_20_Text">http://clutch.syger.it/frizione/projects/clutch/</text:span></text:a> for an example), then select a file to view. Clutch will then display the contents of the JSON file.</text:p>
      <text:h text:style-name="Heading_20_5" text:outline-level="5"><text:reference-mark-start text:name="HTMLView"/>HTML file view (/htmlview)<text:reference-mark-end text:name="HTMLView"/></text:h>
      <text:p text:style-name="Text_20_body">Clutch will display the contents of a HTML file ending in <text:span text:style-name="Source_20_Text">.html</text:span>.</text:p>
      <text:p text:style-name="Text_20_body">To invoke the service, select the “<text:span text:style-name="Source_20_Text">Viewable files</text:span>” link under “<text:span text:style-name="Source_20_Text">Static files</text:span>” in the desired project page (see<text:a xlink:type="simple" xlink:href="http://clutch.syger.it/frizione/projects/clutch-gears/"> </text:a><text:a xlink:type="simple" xlink:href="http://clutch.syger.it/frizione/projects/clutch-gears/"><text:span text:style-name="Source_20_Text">http://clutch.syger.it/frizione/projects/clutch-gears/</text:span></text:a> for an example), then select a file to display. Clutch will then display (actually redirect to) the HTML file.</text:p>
      <text:h text:style-name="Heading_20_5" text:outline-level="5"><text:reference-mark-start text:name="CSSJoinService"/>CSS Join Service (/cssjoin)<text:reference-mark-end text:name="CSSJoinService"/></text:h>
      <text:p text:style-name="Text_20_body">The join (or concatenate) service can be run on any CSS file that ends with <text:span text:style-name="Source_20_Text">.join.css</text:span>. The actual join parameters are specified inside the CSS file in a special <text:span text:style-name="Source_20_Text">/*join ... */</text:span> comment. Clutch checks that you supply an output URL, and that it is not identical to the input URL. Clutch then joins together a list of CSS files, producing a single concatenated file. Each file can contain <text:span text:style-name="Source_20_Text">include</text:span> commands which contain relative URLs to other files to be included at the point of the <text:span text:style-name="Source_20_Text">include</text:span> command itself. This process can also be repeated within the included files (nesting).</text:p>
      <text:p text:style-name="Text_20_body">To invoke the service, select the “<text:span text:style-name="Source_20_Text">Join files</text:span>” link under “<text:span text:style-name="Source_20_Text">CSS files</text:span>” in the desired project page (see <text:a xlink:type="simple" xlink:href="http://clutch.syger.it/frizione/projects/clutch/"><text:span text:style-name="Source_20_Text">http://clutch.syger.it/frizione/projects/clutch/</text:span></text:a> for an example), then select a file to join. Clutch will then execute and display the results of the join operation.</text:p>
      <text:h text:style-name="Heading_20_5" text:outline-level="5">CSS Join Service Example</text:h>
      <text:p text:style-name="Text_20_body">This example is taken from <text:span text:style-name="Source_20_Text">/</text:span><text:span text:style-name="Source_20_Text"><text:user-field-get text:name="Application">Frizione-0.5</text:user-field-get></text:span><text:span text:style-name="Source_20_Text">/Frizione/frizione-</text:span><text:soft-page-break/><text:span text:style-name="Source_20_Text">projects/clutch/css/dev-browser/clutch.join.css</text:span>.</text:p>
      <text:p text:style-name="Preformatted_20_Text"><text:s text:c="2"/>/*join to: /css/clutch-all.css<text:line-break/> <text:s text:c="6"/>gzip: /css/clutch-all.css.gz */<text:line-break/> <text:s/>&lt;%= include('./clutch.css', './jslint.css') %&gt;</text:p>
      <text:p text:style-name="Text_20_body">Given the following directory layout:</text:p>
      <text:p text:style-name="Preformatted_20_Text"><text:s text:c="2"/>/<text:user-field-get text:name="Application">Frizione-0.5</text:user-field-get><text:line-break/> <text:s text:c="3"/>/Frizione<text:line-break/> <text:s text:c="5"/>/frizione-projects<text:line-break/> <text:s text:c="7"/>/clutch<text:line-break/> <text:s text:c="9"/>/css<text:line-break/> <text:s text:c="11"/>/dev-browser<text:line-break/> <text:s text:c="13"/>clutch.join.css<text:line-break/> <text:s text:c="13"/>clutch.css<text:line-break/> <text:s text:c="13"/>jslint.css<text:line-break/> <text:s text:c="11"/>clutch-all.css<text:line-break/> <text:s text:c="11"/>clutch-all.css.gz<text:line-break/> <text:s text:c="9"/>...<text:line-break/> <text:s text:c="9"/>frizione.json</text:p>
      <text:p text:style-name="Text_20_body">The relative URL to the two included files is <text:span text:style-name="Source_20_Text">./</text:span>. Note also that the <text:span text:style-name="Source_20_Text">/*join ... */</text:span> command comment requires each parameter on a separate line.</text:p>
      <text:p text:style-name="Text_20_body">CSS join parameters:</text:p>
      <table:table table:name="CSSJoinParams" table:style-name="CSSJoinParams">
        <table:table-column table:style-name="CSSJoinParams.A"/>
        <table:table-column table:style-name="CSSJoinParams.B"/>
        <table:table-row>
          <table:table-cell office:value-type="string">
            <text:p text:style-name="Table_20_Heading">Name</text:p>
          </table:table-cell>
          <table:table-cell office:value-type="string">
            <text:p text:style-name="Table_20_Heading">Value</text:p>
          </table:table-cell>
        </table:table-row>
        <table:table-row>
          <table:table-cell office:value-type="string">
            <text:p text:style-name="Table_20_Contents"><text:span text:style-name="Source_20_Text">to</text:span></text:p>
          </table:table-cell>
          <table:table-cell office:value-type="string">
            <text:p text:style-name="Table_20_Contents">The destination file URL within the project directory.</text:p>
          </table:table-cell>
        </table:table-row>
        <table:table-row>
          <table:table-cell office:value-type="string">
            <text:p text:style-name="Table_20_Contents"><text:span text:style-name="Source_20_Text">gzip</text:span></text:p>
          </table:table-cell>
          <table:table-cell office:value-type="string">
            <text:p text:style-name="Table_20_Contents">The optional destination gzip file URL within the project directory.</text:p>
          </table:table-cell>
        </table:table-row>
      </table:table>
      <text:p text:style-name="Text_20_body">See also <text:span text:style-name="Source_20_Text">/</text:span><text:span text:style-name="Source_20_Text"><text:user-field-get text:name="Application">Frizione-0.5</text:user-field-get></text:span><text:span text:style-name="Source_20_Text">/Frizione/frizione-projects/clutch/css/dev-browser/clutch.join.css</text:span>.</text:p>
      <text:h text:style-name="Heading_20_5" text:outline-level="5"><text:reference-mark-start text:name="JavaScriptJoinService"/>JavaScript Join Service (/jsjoin)<text:reference-mark-end text:name="JavaScriptJoinService"/></text:h>
      <text:p text:style-name="Text_20_body">The join (or concatenate) service can be run on any JavaScript file that ends with <text:span text:style-name="Source_20_Text">.join.js</text:span>. The actual join parameters are specified inside the JavaScript file in a special <text:span text:style-name="Source_20_Text">/*join ... */</text:span> comment. Clutch then joins together a list of JavaScript files, producing a single concatenated file. Each file can contain <text:span text:style-name="Source_20_Text">include</text:span> commands which contain relative URLs to other files to be included at the point of the <text:span text:style-name="Source_20_Text">include</text:span> command itself. This process can also be repeated within the included files (nesting).</text:p>
      <text:p text:style-name="Text_20_body">To invoke the service, select the “<text:span text:style-name="Source_20_Text">Join files</text:span>” link under “<text:span text:style-name="Source_20_Text">JavaScript files</text:span>” in the desired project page (see <text:a xlink:type="simple" xlink:href="http://clutch.syger.it/frizione/projects/clutch/"><text:span text:style-name="Source_20_Text">http://clutch.syger.it/frizione/projects/clutch/</text:span></text:a> for an example), then select a file to join. Clutch will then execute and display the results of the join operation.</text:p>
      <text:h text:style-name="Heading_20_5" text:outline-level="5">JavaScript Join Service Example</text:h>
      <text:p text:style-name="Text_20_body">This example is taken from <text:span text:style-name="Source_20_Text">/</text:span><text:span text:style-name="Source_20_Text"><text:user-field-get text:name="Application">Frizione-0.5</text:user-field-get></text:span><text:span text:style-name="Source_20_Text">/Frizione/frizione-projects/clutch/js/dev-browser/browser-unittester.join.js</text:span>.</text:p>
      <text:p text:style-name="Preformatted_20_Text"><text:s text:c="2"/>/*join to: /js/browser-unittester.cjs<text:line-break/> <text:s text:c="6"/>gzip: /js/browser-unittester.cjs.gz */<text:line-break/> <text:s/>&lt;%= include('./json2.js', './xhr.js', '../dev/unit-test.js', './saver.js') %&gt;</text:p>
      <text:p text:style-name="Text_20_body">Given the following directory layout:</text:p>
      <text:p text:style-name="Preformatted_20_Text"><text:soft-page-break/><text:s text:c="2"/>/<text:user-field-get text:name="Application">Frizione-0.5</text:user-field-get><text:line-break/> <text:s text:c="3"/>/Frizione<text:line-break/> <text:s text:c="5"/>/frizione-projects<text:line-break/> <text:s text:c="7"/>/clutch<text:line-break/> <text:s text:c="9"/>/js<text:line-break/> <text:s text:c="11"/>/dev<text:line-break/> <text:s text:c="13"/>unit-test.js<text:line-break/> <text:s text:c="11"/>/dev-browser<text:line-break/> <text:s text:c="13"/>browser-unittester.join.js<text:line-break/> <text:s text:c="13"/>json2.js<text:line-break/> <text:s text:c="13"/>xhr.js<text:line-break/> <text:s text:c="13"/>saver.js<text:line-break/> <text:s text:c="11"/>browser-unittester.cjs<text:line-break/> <text:s text:c="11"/>browser-unittester.cjs.gz<text:line-break/> <text:s text:c="9"/>...<text:line-break/> <text:s text:c="9"/>frizione.json</text:p>
      <text:p text:style-name="Text_20_body">The relative URL to the four included files is <text:span text:style-name="Source_20_Text">./</text:span> and <text:span text:style-name="Source_20_Text">../dev</text:span> respectively. Note also that the <text:span text:style-name="Source_20_Text">/*join ... */</text:span> command comment requires each parameter on a separate line.</text:p>
      <text:p text:style-name="Text_20_body">JavaScript join parameters:</text:p>
      <table:table table:name="JSJoinparams" table:style-name="JSJoinparams">
        <table:table-column table:style-name="JSJoinparams.A"/>
        <table:table-column table:style-name="JSJoinparams.B"/>
        <table:table-row>
          <table:table-cell office:value-type="string">
            <text:p text:style-name="Table_20_Heading">Name</text:p>
          </table:table-cell>
          <table:table-cell office:value-type="string">
            <text:p text:style-name="Table_20_Heading">Value</text:p>
          </table:table-cell>
        </table:table-row>
        <table:table-row>
          <table:table-cell office:value-type="string">
            <text:p text:style-name="Table_20_Contents"><text:span text:style-name="Source_20_Text">to</text:span></text:p>
          </table:table-cell>
          <table:table-cell office:value-type="string">
            <text:p text:style-name="Table_20_Contents">The destination file URL within the project directory.</text:p>
          </table:table-cell>
        </table:table-row>
        <table:table-row>
          <table:table-cell office:value-type="string">
            <text:p text:style-name="Table_20_Contents"><text:span text:style-name="Source_20_Text">gzip</text:span></text:p>
          </table:table-cell>
          <table:table-cell office:value-type="string">
            <text:p text:style-name="Table_20_Contents">The optional destination gzip file URL within the project directory.</text:p>
          </table:table-cell>
        </table:table-row>
      </table:table>
      <text:p text:style-name="Text_20_body">See also <text:span text:style-name="Source_20_Text">/</text:span><text:span text:style-name="Source_20_Text"><text:user-field-get text:name="Application">Frizione-0.5</text:user-field-get></text:span><text:span text:style-name="Source_20_Text">/Frizione/frizione-projects/clutch/js/dev-browser/browser-unittester.join.js</text:span>.</text:p>
      <text:h text:style-name="Heading_20_5" text:outline-level="5"><text:reference-mark-start text:name="CSSMinifyService"/>CSS Minify Service (/cssminify)<text:reference-mark-end text:name="CSSMinifyService"/></text:h>
      <text:p text:style-name="Text_20_body">The minify or compressor service can be run on any CSS file that ends with <text:span text:style-name="Source_20_Text">.join.css</text:span>. The actual minify parameters are specified inside the CSS file in a special <text:span text:style-name="Source_20_Text">/*minify ... */</text:span> comment. Clutch checks that you supply an output URL, and that it is not identical to the input URL. Clutch then optionally joins together a list of CSS files, producing a single concatenated file, which is then minified using <text:a xlink:type="simple" xlink:href="http://developer.yahoo.com/yui/compressor/"><text:span text:style-name="Internet_20_Hyperlink">YUICompressor</text:span></text:a>.</text:p>
      <text:p text:style-name="Text_20_body">To invoke the service, select the “<text:span text:style-name="Source_20_Text">Minify files</text:span>” link under “<text:span text:style-name="Source_20_Text">CSS files</text:span>” in the desired project page (see <text:a xlink:type="simple" xlink:href="http://clutch.syger.it/frizione/projects/clutch/"><text:span text:style-name="Source_20_Text">http://clutch.syger.it/frizione/projects/clutch/</text:span></text:a> for an example), then select a file to minify. Clutch will then execute and display the results of the minify operation.</text:p>
      <text:h text:style-name="Heading_20_5" text:outline-level="5">CSS Minify Service Example</text:h>
      <text:p text:style-name="Text_20_body">This example is taken from <text:span text:style-name="Source_20_Text">/</text:span><text:span text:style-name="Source_20_Text"><text:user-field-get text:name="Application">Frizione-0.5</text:user-field-get></text:span><text:span text:style-name="Source_20_Text">/Frizione/frizione-projects/clutch/css/dev-browser/clutch.min.css</text:span>.</text:p>
      <text:p text:style-name="Preformatted_20_Text"><text:s text:c="2"/>/*minify to: /css/clutch-all.css<text:line-break/> <text:s text:c="8"/>gzip: /css/clutch-all.css.gz */<text:line-break/> <text:s/>&lt;%= include('./clutch.css', './jslint.css') %&gt;</text:p>
      <text:p text:style-name="Text_20_body">Given the following directory layout:</text:p>
      <text:p text:style-name="Preformatted_20_Text"><text:s text:c="2"/>/<text:user-field-get text:name="Application">Frizione-0.5</text:user-field-get><text:line-break/> <text:s text:c="3"/>/Frizione<text:line-break/> <text:s text:c="5"/>/frizione-projects<text:line-break/> <text:s text:c="7"/>/clutch<text:line-break/><text:soft-page-break/> <text:s text:c="9"/>/css<text:line-break/> <text:s text:c="11"/>/dev-browser<text:line-break/> <text:s text:c="13"/>clutch.join.css<text:line-break/> <text:s text:c="13"/>clutch.css<text:line-break/> <text:s text:c="13"/>jslint.css<text:line-break/> <text:s text:c="11"/>clutch-all.css<text:line-break/> <text:s text:c="11"/>clutch-all.css.gz<text:line-break/> <text:s text:c="9"/>...<text:line-break/> <text:s text:c="9"/>frizione.json</text:p>
      <text:p text:style-name="Text_20_body">The relative URL to the two included files is <text:span text:style-name="Source_20_Text">./</text:span>. Note also that the <text:span text:style-name="Source_20_Text">/*minify ... */</text:span> command comment requires each parameter on a separate line.</text:p>
      <text:p text:style-name="Text_20_body">CSS minify parameters:</text:p>
      <table:table table:name="CSSMinParams" table:style-name="CSSMinParams">
        <table:table-column table:style-name="CSSMinParams.A"/>
        <table:table-column table:style-name="CSSMinParams.B"/>
        <table:table-row>
          <table:table-cell table:style-name="CSSMinParams.A1" office:value-type="string">
            <text:p text:style-name="Table_20_Heading">Name</text:p>
          </table:table-cell>
          <table:table-cell table:style-name="CSSMinParams.A1" office:value-type="string">
            <text:p text:style-name="Table_20_Heading">Value</text:p>
          </table:table-cell>
        </table:table-row>
        <table:table-row>
          <table:table-cell table:style-name="CSSMinParams.A1" office:value-type="string">
            <text:p text:style-name="Table_20_Contents"><text:span text:style-name="Source_20_Text">to</text:span></text:p>
          </table:table-cell>
          <table:table-cell table:style-name="CSSMinParams.A1" office:value-type="string">
            <text:p text:style-name="Table_20_Contents">The destination file URL within the project directory.</text:p>
          </table:table-cell>
        </table:table-row>
        <table:table-row>
          <table:table-cell table:style-name="CSSMinParams.A1" office:value-type="string">
            <text:p text:style-name="Table_20_Contents"><text:span text:style-name="Source_20_Text">gzip</text:span></text:p>
          </table:table-cell>
          <table:table-cell table:style-name="CSSMinParams.A1" office:value-type="string">
            <text:p text:style-name="Table_20_Contents">The optional destination gzip file URL within the project directory.</text:p>
          </table:table-cell>
        </table:table-row>
        <table:table-row>
          <table:table-cell table:style-name="CSSMinParams.A1" office:value-type="string">
            <text:p text:style-name="Table_20_Contents"><text:span text:style-name="Source_20_Text">mc</text:span></text:p>
          </table:table-cell>
          <table:table-cell table:style-name="CSSMinParams.A1" office:value-type="string">
            <text:p text:style-name="Table_20_Contents">The optional maximum number of characters before a forced line break (default is 0).</text:p>
          </table:table-cell>
        </table:table-row>
      </table:table>
      <text:p text:style-name="Text_20_body">See also <text:span text:style-name="Source_20_Text">/</text:span><text:span text:style-name="Source_20_Text"><text:user-field-get text:name="Application">Frizione-0.5</text:user-field-get></text:span><text:span text:style-name="Source_20_Text">/Frizione/frizione-projects/clutch/css/dev-browser/clutch.min.css</text:span>.</text:p>
      <text:h text:style-name="Heading_20_5" text:outline-level="5"><text:reference-mark-start text:name="JavaScriptMinifyService"/>JavaScript Minify Service (/jsminify)<text:reference-mark-end text:name="JavaScriptMinifyService"/></text:h>
      <text:p text:style-name="Text_20_body">The minify or compressor service can be run on any JavaScript file that ends with <text:span text:style-name="Source_20_Text">.min.js</text:span>. The actual minify parameters are specified inside the JavaScript file in a special <text:span text:style-name="Source_20_Text">/*minify ... */</text:span> comment. Clutch checks that you supply an output URL, and that it is not identical to the input URL. Clutch then optionally joins together a list of JavaScript files, producing a single concatenated file, which is then minified using <text:a xlink:type="simple" xlink:href="http://developer.yahoo.com/yui/compressor/"><text:span text:style-name="Internet_20_Hyperlink">YUICompressor</text:span></text:a>.</text:p>
      <text:p text:style-name="Text_20_body">To invoke the service, select the “<text:span text:style-name="Source_20_Text">Minify files</text:span>” link under “<text:span text:style-name="Source_20_Text">JavaScript files</text:span>” in the desired project page (see <text:a xlink:type="simple" xlink:href="http://clutch.syger.it/frizione/projects/clutch/"><text:span text:style-name="Source_20_Text">http://clutch.syger.it/frizione/projects/clutch/</text:span></text:a> for an example), then select a file to minify. Clutch will then execute and display the results of the minify operation.</text:p>
      <text:h text:style-name="Heading_20_5" text:outline-level="5">JavaScript Minify Service Example</text:h>
      <text:p text:style-name="Text_20_body">This example is taken from <text:span text:style-name="Source_20_Text">/</text:span><text:span text:style-name="Source_20_Text"><text:user-field-get text:name="Application">Frizione-0.5</text:user-field-get></text:span><text:span text:style-name="Source_20_Text">/Frizione/frizione-projects/clutch/js/dev-browser/browser-unittester.min.js</text:span>.</text:p>
      <text:p text:style-name="Preformatted_20_Text"><text:s text:c="2"/>/*minify to: /js/browser-unittester.cjs<text:line-break/> <text:s text:c="8"/>gzip: /js/browser-unittester.cjs.gz */<text:line-break/> <text:s/>&lt;%= include('./json2.js', './xhr.js', '../dev/unit-test.js', './saver.js') %&gt;</text:p>
      <text:p text:style-name="Text_20_body">Given the following directory layout:</text:p>
      <text:p text:style-name="Preformatted_20_Text"><text:s text:c="2"/>/<text:user-field-get text:name="Application">Frizione-0.5</text:user-field-get><text:line-break/> <text:s text:c="3"/>/Frizione<text:line-break/> <text:s text:c="5"/>/frizione-projects<text:line-break/> <text:s text:c="7"/>/clutch<text:line-break/> <text:s text:c="9"/>/js<text:line-break/> <text:s text:c="11"/>/dev<text:line-break/> <text:s text:c="13"/>unit-test.js<text:line-break/><text:soft-page-break/> <text:s text:c="11"/>/dev-browser<text:line-break/> <text:s text:c="13"/>browser-unittester.join.js<text:line-break/> <text:s text:c="13"/>json2.js<text:line-break/> <text:s text:c="13"/>xhr.js<text:line-break/> <text:s text:c="13"/>saver.js<text:line-break/> <text:s text:c="11"/>browser-unittester.cjs<text:line-break/> <text:s text:c="11"/>browser-unittester.cjs.gz<text:line-break/> <text:s text:c="9"/>...<text:line-break/> <text:s text:c="9"/>frizione.json</text:p>
      <text:p text:style-name="Text_20_body">The relative URL to the four included files is <text:span text:style-name="Source_20_Text">./</text:span> and <text:span text:style-name="Source_20_Text">../dev</text:span> respectively. Note also that the <text:span text:style-name="Source_20_Text">/*minify ... */</text:span> command comment requires each parameter on a separate line.</text:p>
      <text:p text:style-name="Text_20_body">JavaScript minify parameters:</text:p>
      <table:table table:name="JSMinParams" table:style-name="JSMinParams">
        <table:table-column table:style-name="JSMinParams.A"/>
        <table:table-column table:style-name="JSMinParams.B"/>
        <table:table-row>
          <table:table-cell table:style-name="JSMinParams.A1" office:value-type="string">
            <text:p text:style-name="Table_20_Heading">Name</text:p>
          </table:table-cell>
          <table:table-cell table:style-name="JSMinParams.A1" office:value-type="string">
            <text:p text:style-name="Table_20_Heading">Value</text:p>
          </table:table-cell>
        </table:table-row>
        <table:table-row>
          <table:table-cell table:style-name="JSMinParams.A1" office:value-type="string">
            <text:p text:style-name="Table_20_Contents"><text:span text:style-name="Source_20_Text">to</text:span></text:p>
          </table:table-cell>
          <table:table-cell table:style-name="JSMinParams.A1" office:value-type="string">
            <text:p text:style-name="Table_20_Contents">The destination file URL within the project directory.</text:p>
          </table:table-cell>
        </table:table-row>
        <table:table-row>
          <table:table-cell table:style-name="JSMinParams.A1" office:value-type="string">
            <text:p text:style-name="Table_20_Contents"><text:span text:style-name="Source_20_Text">gzip</text:span></text:p>
          </table:table-cell>
          <table:table-cell table:style-name="JSMinParams.A1" office:value-type="string">
            <text:p text:style-name="Table_20_Contents">The optional destination gzip file URL within the project directory.</text:p>
          </table:table-cell>
        </table:table-row>
        <table:table-row>
          <table:table-cell table:style-name="JSMinParams.A1" office:value-type="string">
            <text:p text:style-name="Table_20_Contents"><text:span text:style-name="Source_20_Text">mc</text:span></text:p>
          </table:table-cell>
          <table:table-cell table:style-name="JSMinParams.A1" office:value-type="string">
            <text:p text:style-name="Table_20_Contents">The optional maximum number of characters before a forced line break (default is 0).</text:p>
          </table:table-cell>
        </table:table-row>
        <table:table-row>
          <table:table-cell table:style-name="JSMinParams.A1" office:value-type="string">
            <text:p text:style-name="Table_20_Contents"><text:span text:style-name="Source_20_Text">munge</text:span></text:p>
          </table:table-cell>
          <table:table-cell table:style-name="JSMinParams.A1" office:value-type="string">
            <text:p text:style-name="Table_20_Contents">Optionally reduce function and variable names (default is <text:span text:style-name="Source_20_Text">false</text:span>).</text:p>
          </table:table-cell>
        </table:table-row>
        <table:table-row>
          <table:table-cell table:style-name="JSMinParams.A1" office:value-type="string">
            <text:p text:style-name="Table_20_Contents"><text:span text:style-name="Source_20_Text">ps</text:span></text:p>
          </table:table-cell>
          <table:table-cell table:style-name="JSMinParams.A1" office:value-type="string">
            <text:p text:style-name="Table_20_Contents">Optional, preserve semicolons (default is <text:span text:style-name="Source_20_Text">true</text:span>).</text:p>
          </table:table-cell>
        </table:table-row>
        <table:table-row>
          <table:table-cell table:style-name="JSMinParams.A1" office:value-type="string">
            <text:p text:style-name="Table_20_Contents"><text:span text:style-name="Source_20_Text">opt</text:span></text:p>
          </table:table-cell>
          <table:table-cell table:style-name="JSMinParams.A1" office:value-type="string">
            <text:p text:style-name="Table_20_Contents">Optional, use micro optimisations (default is <text:span text:style-name="Source_20_Text">true</text:span>).</text:p>
          </table:table-cell>
        </table:table-row>
      </table:table>
      <text:p text:style-name="Text_20_body">See also <text:span text:style-name="Source_20_Text">/</text:span><text:span text:style-name="Source_20_Text"><text:user-field-get text:name="Application">Frizione-0.5</text:user-field-get></text:span><text:span text:style-name="Source_20_Text">/Frizione/frizione-projects/clutch/js/dev-browser/browser-unittester.min.js</text:span>.</text:p>
      <text:h text:style-name="Heading_20_5" text:outline-level="5"><text:reference-mark-start text:name="JavaScriptDocumentationService"/>JavaScript Documentation Service (/jsdoc)<text:reference-mark-end text:name="JavaScriptDocumentationService"/></text:h>
      <text:p text:style-name="Text_20_body">Although documentation is traditionally the least favoured aspect of programming, the <text:a xlink:type="simple" xlink:href="http://jsdoctoolkit.org/"><text:span text:style-name="Internet_20_Hyperlink">JsDoc Toolkit</text:span></text:a> is an excellent documentation generator, which has similar functionality to the JavaDoc utility, but also provides many additional tags which cater for the various nuances of the JavaScript language. In addition JsDoc Toolkit is written entirely in JavaScript.</text:p>
      <text:p text:style-name="Text_20_body">The JavaScript documentation service can be run on any JavaScript file that ends with <text:span text:style-name="Source_20_Text">.jsdoc.js</text:span>. The actual JsDoc parameters are specified inside the JavaScript file in a special <text:span text:style-name="Source_20_Text">/*jsdoc ... */</text:span> comment. Clutch checks that you supply an output directory. Clutch then passes the specified source files and parameters to <text:a xlink:type="simple" xlink:href="http://jsdoctoolkit.org/"><text:span text:style-name="Internet_20_Hyperlink">JsDoc Toolkit</text:span></text:a>, which then generates the documentation.</text:p>
      <text:p text:style-name="Text_20_body">To invoke the service, select the “<text:span text:style-name="Source_20_Text">JsDoc files</text:span>” link under “<text:span text:style-name="Source_20_Text">JavaScript files</text:span>” in the desired project page (see <text:a xlink:type="simple" xlink:href="http://clutch.syger.it/frizione/projects/clutch/"><text:span text:style-name="Source_20_Text">http://clutch.syger.it/frizione/projects/clutch/</text:span></text:a> for an example), then select a file to generate documentation. Clutch will then execute and display the results of the JsDoc Toolkit operation.</text:p>
      <text:h text:style-name="Heading_20_5" text:outline-level="5">JavaScript Documentation Service Example</text:h>
      <text:p text:style-name="Text_20_body">Whereas most of the other services use the project directory as the base URL <text:soft-page-break/>for relative URL referencing, the JavaScript documentation service uses the web application directory instead (<text:span text:style-name="Source_20_Text">/</text:span><text:span text:style-name="Source_20_Text"><text:user-field-get text:name="Application">Frizione-0.5</text:user-field-get></text:span><text:span text:style-name="Source_20_Text">/Frizione</text:span>). This allows documentation to be produced from multiple projets.</text:p>
      <text:p text:style-name="Text_20_body">This example is taken from <text:span text:style-name="Source_20_Text">/</text:span><text:span text:style-name="Source_20_Text"><text:user-field-get text:name="Application">Frizione-0.5</text:user-field-get></text:span><text:span text:style-name="Source_20_Text">/Frizione/frizione-projects/clutch/clutch.jsdoc.js</text:span>.</text:p>
      <text:p text:style-name="Preformatted_20_Text"><text:s text:c="2"/>/*jsdoc src: /frizione-projects/clutch/js/dev/browser.js<text:line-break/> <text:s text:c="9"/>src: /frizione-projects/clutch/js/dev/introspect.js<text:line-break/> <text:s text:c="9"/>src: /frizione-projects/clutch/js/dev/string.js<text:line-break/> <text:s text:c="9"/>src: /frizione-projects/clutch/js/dev/unit-test.js<text:line-break/> <text:s text:c="9"/>src: /frizione-projects/clutch/js/dev/gears<text:line-break/> <text:s text:c="11"/>d: /../docs/clutch<text:line-break/> <text:s text:c="11"/>s: true */</text:p>
      <text:p text:style-name="Text_20_body">Given the following directory layout:</text:p>
      <text:p text:style-name="Preformatted_20_Text"><text:s text:c="2"/>/<text:user-field-get text:name="Application">Frizione-0.5</text:user-field-get><text:line-break/> <text:s text:c="3"/>/Frizione<text:line-break/> <text:s text:c="5"/>/frizione-projects<text:line-break/> <text:s text:c="7"/>/clutch<text:line-break/> <text:s text:c="9"/>/js<text:line-break/> <text:s text:c="11"/>/dev<text:line-break/> <text:s text:c="13"/>browser.js<text:line-break/> <text:s text:c="13"/>introspect.js<text:line-break/> <text:s text:c="13"/>json2.js<text:line-break/> <text:s text:c="13"/>string.js<text:line-break/> <text:s text:c="13"/>unit-test.js<text:line-break/> <text:s text:c="13"/>/gears<text:line-break/> <text:s text:c="15"/>db-logger.js<text:line-break/> <text:s text:c="15"/>db-utils.js<text:line-break/> <text:s text:c="15"/>gears.js<text:line-break/> <text:s text:c="15"/>timer.js<text:line-break/> <text:s text:c="15"/>wp-messages.js<text:line-break/> <text:s text:c="15"/>wp-unit-test.js<text:line-break/> <text:s text:c="15"/>xhr.js<text:line-break/> <text:s text:c="9"/>...</text:p>
      <text:p text:style-name="Text_20_body">The relative URL to the main source directory is <text:span text:style-name="Source_20_Text">/frizione-projects/clutch/js/dev</text:span>. Note that source files can be specified individually, or as a file set, by specifying the source directory.</text:p>
      <text:p text:style-name="Text_20_body">Note also that the <text:span text:style-name="Source_20_Text">/*jsdoc ... */</text:span> command comment requires each parameter on a separate line.</text:p>
      <text:p text:style-name="Text_20_body">JavaScript documentation parameters:</text:p>
      <table:table table:name="JsDocParams" table:style-name="JsDocParams">
        <table:table-column table:style-name="JsDocParams.A"/>
        <table:table-column table:style-name="JsDocParams.B"/>
        <table:table-row>
          <table:table-cell table:style-name="JsDocParams.A1" office:value-type="string">
            <text:p text:style-name="Table_20_Heading">Name</text:p>
          </table:table-cell>
          <table:table-cell table:style-name="JsDocParams.A1" office:value-type="string">
            <text:p text:style-name="Table_20_Heading">Value</text:p>
          </table:table-cell>
        </table:table-row>
        <table:table-row>
          <table:table-cell table:style-name="JsDocParams.A1" office:value-type="string">
            <text:p text:style-name="Table_20_Contents"><text:span text:style-name="Source_20_Text">src</text:span></text:p>
          </table:table-cell>
          <table:table-cell table:style-name="JsDocParams.A1" office:value-type="string">
            <text:p text:style-name="Table_20_Contents">The source file path, either to a specific file or directory, with respect to the web application directory. More than one <text:span text:style-name="Source_20_Text">src</text:span> parameter can be specified. At least one <text:span text:style-name="Source_20_Text">src</text:span> parameter must be specified.</text:p>
          </table:table-cell>
        </table:table-row>
        <table:table-row>
          <table:table-cell table:style-name="JsDocParams.A1" office:value-type="string">
            <text:p text:style-name="Table_20_Contents"><text:span text:style-name="Source_20_Text">a</text:span></text:p>
          </table:table-cell>
          <table:table-cell table:style-name="JsDocParams.A1" office:value-type="string">
            <text:p text:style-name="Table_20_Contents">Include all functions, even undocumented ones (default is <text:span text:style-name="Source_20_Text">false</text:span>).</text:p>
          </table:table-cell>
        </table:table-row>
        <table:table-row>
          <table:table-cell table:style-name="JsDocParams.A1" office:value-type="string">
            <text:p text:style-name="Table_20_Contents"><text:span text:style-name="Source_20_Text">d</text:span></text:p>
          </table:table-cell>
          <table:table-cell table:style-name="JsDocParams.A1" office:value-type="string">
            <text:p text:style-name="Table_20_Contents">Specifies the output directory, with respect to the web application directory. This parameter is required. Directories can be specified outside the web application directory by prefixing the directory with <text:span text:style-name="Source_20_Text">/..</text:span> or <text:span text:style-name="Source_20_Text">/../..</text:span>.</text:p>
          </table:table-cell>
        </table:table-row>
        <table:table-row>
          <table:table-cell table:style-name="JsDocParams.A1" office:value-type="string">
            <text:p text:style-name="Table_20_Contents"><text:span text:style-name="Source_20_Text">e</text:span></text:p>
          </table:table-cell>
          <table:table-cell table:style-name="JsDocParams.A1" office:value-type="string">
            <text:p text:style-name="Table_20_Contents">Specifies both the JavaScript file encoding and the output HTML file encoding (default is “<text:span text:style-name="Source_20_Text">UTF-8</text:span>”).</text:p>
          </table:table-cell>
        </table:table-row>
        <text:soft-page-break/>
        <table:table-row>
          <table:table-cell table:style-name="JsDocParams.A1" office:value-type="string">
            <text:p text:style-name="Table_20_Contents"><text:span text:style-name="Source_20_Text">n</text:span></text:p>
          </table:table-cell>
          <table:table-cell table:style-name="JsDocParams.A1" office:value-type="string">
            <text:p text:style-name="Table_20_Contents">Ignores all code, only documenting comments with <text:span text:style-name="Source_20_Text">@name</text:span> tags (default is <text:span text:style-name="Source_20_Text">false</text:span>).</text:p>
          </table:table-cell>
        </table:table-row>
        <table:table-row>
          <table:table-cell table:style-name="JsDocParams.A1" office:value-type="string">
            <text:p text:style-name="Table_20_Contents"><text:span text:style-name="Source_20_Text">p</text:span></text:p>
          </table:table-cell>
          <table:table-cell table:style-name="JsDocParams.A1" office:value-type="string">
            <text:p text:style-name="Table_20_Contents">Includes symbols tagged as private, underscored and inner symbols (default is <text:span text:style-name="Source_20_Text">false</text:span>).</text:p>
          </table:table-cell>
        </table:table-row>
        <table:table-row>
          <table:table-cell table:style-name="JsDocParams.A1" office:value-type="string">
            <text:p text:style-name="Table_20_Contents"><text:span text:style-name="Source_20_Text">s</text:span></text:p>
          </table:table-cell>
          <table:table-cell table:style-name="JsDocParams.A1" office:value-type="string">
            <text:p text:style-name="Table_20_Contents">Suppresses the output of highlighted source code (default is <text:span text:style-name="Source_20_Text">false</text:span>).</text:p>
          </table:table-cell>
        </table:table-row>
      </table:table>
      <text:p text:style-name="Text_20_body">See also <text:span text:style-name="Source_20_Text">/</text:span><text:span text:style-name="Source_20_Text"><text:user-field-get text:name="Application">Frizione-0.5</text:user-field-get></text:span><text:span text:style-name="Source_20_Text">/Frizione/frizione-projects/clutch/clutch.jsdoc.js</text:span>.</text:p>
      <text:h text:style-name="Heading_20_5" text:outline-level="5"><text:reference-mark-start text:name="JavaScriptTestService"/>JavaScript Test Service (/jstest)<text:reference-mark-end text:name="JavaScriptTestService"/></text:h>
      <text:p text:style-name="Text_20_body">The test service can be run on any JavaScript file that ends with <text:span text:style-name="Source_20_Text">.test.js</text:span>. The actual test parameters are specified inside the JavaScript file in a special <text:span text:style-name="Source_20_Text">/*test ... */</text:span> comment. Clutch checks that you supply an output URL, and that it is not identical to the input URL. Clutch then optionally joins together a list of JavaScript files, producing a single concatenated file, which is then optionally minified using <text:a xlink:type="simple" xlink:href="http://developer.yahoo.com/yui/compressor/"><text:span text:style-name="Internet_20_Hyperlink">YUICompressor</text:span></text:a>, and the test is run.</text:p>
      <text:p text:style-name="Text_20_body">To invoke the service, select the “<text:span text:style-name="Source_20_Text">Test files</text:span>” link under “<text:span text:style-name="Source_20_Text">JavaScript files</text:span>” in the desired project page (see <text:a xlink:type="simple" xlink:href="http://clutch.syger.it/frizione/projects/clutch/"><text:span text:style-name="Source_20_Text">http://clutch.syger.it/frizione/projects/clutch/</text:span></text:a> for an example), then select a file to test. Clutch will then execute and display the results of the test.</text:p>
      <text:h text:style-name="Heading_20_5" text:outline-level="5">JavaScript Test Service Example</text:h>
      <text:p text:style-name="Text_20_body">This example is taken from <text:span text:style-name="Source_20_Text">/</text:span><text:span text:style-name="Source_20_Text"><text:user-field-get text:name="Application">Frizione-0.5</text:user-field-get></text:span><text:span text:style-name="Source_20_Text">/Frizione/frizione-projects/clutch/js/dev-test/string.test.js</text:span>.</text:p>
      <text:p text:style-name="Preformatted_20_Text"><text:s text:c="2"/>/*test to: /js/test/string.js<text:line-break/> <text:s text:c="6"/>json: /js/test/string.test.json */<text:line-break/> <text:s/>&lt;%= include('../dev/string.js') %&gt;<text:line-break/> <text:s/>&lt;%= include('./string.js') %&gt;</text:p>
      <text:p text:style-name="Text_20_body">Given the following directory layout:</text:p>
      <text:p text:style-name="Preformatted_20_Text"><text:s text:c="2"/>/<text:user-field-get text:name="Application">Frizione-0.5</text:user-field-get><text:line-break/> <text:s text:c="3"/>/Frizione<text:line-break/> <text:s text:c="5"/>/frizione-projects<text:line-break/> <text:s text:c="7"/>/clutch<text:line-break/> <text:s text:c="9"/>/js<text:line-break/> <text:s text:c="11"/>/dev<text:line-break/> <text:s text:c="13"/>string.js<text:line-break/> <text:s text:c="11"/>/dev-test<text:line-break/> <text:s text:c="13"/>string.test.js<text:line-break/> <text:s text:c="13"/>string.js<text:line-break/> <text:s text:c="11"/>/test<text:line-break/> <text:s text:c="13"/>string.js<text:line-break/> <text:s text:c="13"/>string.test.json<text:line-break/> <text:s text:c="9"/>...<text:line-break/> <text:s text:c="9"/>frizione.json</text:p>
      <text:p text:style-name="Text_20_body">The relative URL to the two included files is <text:span text:style-name="Source_20_Text">./</text:span> and <text:span text:style-name="Source_20_Text">../dev</text:span> respectively. Note also that the <text:span text:style-name="Source_20_Text">/*test ... */</text:span> command comment requires each parameter on a separate line.</text:p>
      <text:p text:style-name="Text_20_body">JavaScript test parameters:</text:p>
      <table:table table:name="JSTestParams" table:style-name="JSTestParams">
        <table:table-column table:style-name="JSTestParams.A"/>
        <table:table-column table:style-name="JSTestParams.B"/>
        <table:table-row>
          <table:table-cell table:style-name="JSTestParams.A1" office:value-type="string">
            <text:p text:style-name="Table_20_Heading">Name</text:p>
          </table:table-cell>
          <table:table-cell table:style-name="JSTestParams.A1" office:value-type="string">
            <text:p text:style-name="Table_20_Heading">Value</text:p>
          </table:table-cell>
        </table:table-row>
        <text:soft-page-break/>
        <table:table-row>
          <table:table-cell table:style-name="JSTestParams.A1" office:value-type="string">
            <text:p text:style-name="Table_20_Contents"><text:span text:style-name="Source_20_Text">to</text:span></text:p>
          </table:table-cell>
          <table:table-cell table:style-name="JSTestParams.A1" office:value-type="string">
            <text:p text:style-name="Table_20_Contents">The destination file URL within the project directory.</text:p>
          </table:table-cell>
        </table:table-row>
        <table:table-row>
          <table:table-cell table:style-name="JSTestParams.A1" office:value-type="string">
            <text:p text:style-name="Table_20_Contents"><text:span text:style-name="Source_20_Text">gzip</text:span></text:p>
          </table:table-cell>
          <table:table-cell table:style-name="JSTestParams.A1" office:value-type="string">
            <text:p text:style-name="Table_20_Contents">The optional destination gzip file URL within the project directory.</text:p>
          </table:table-cell>
        </table:table-row>
        <table:table-row>
          <table:table-cell table:style-name="JSTestParams.A1" office:value-type="string">
            <text:p text:style-name="Table_20_Contents"><text:span text:style-name="Source_20_Text">json</text:span></text:p>
          </table:table-cell>
          <table:table-cell table:style-name="JSTestParams.A1" office:value-type="string">
            <text:p text:style-name="Table_20_Contents">The destination file URL within the project directory of the unit tests. Make sure that the URL ends with <text:span text:style-name="Source_20_Text">.test.json</text:span> so that Clutch will recognise the file as a unit test results file.</text:p>
          </table:table-cell>
        </table:table-row>
        <table:table-row>
          <table:table-cell table:style-name="JSTestParams.A1" office:value-type="string">
            <text:p text:style-name="Table_20_Contents"><text:span text:style-name="Source_20_Text">type</text:span></text:p>
          </table:table-cell>
          <table:table-cell table:style-name="JSTestParams.A1" office:value-type="string">
            <text:p text:style-name="Table_20_Contents">The optional testing environment type, one of <text:span text:style-name="Source_20_Text">browser</text:span>, <text:span text:style-name="Source_20_Text">gears</text:span>, <text:span text:style-name="Source_20_Text">rhino</text:span>, or <text:span text:style-name="Source_20_Text">workerpool</text:span> (default is <text:span text:style-name="Source_20_Text">browser</text:span>).</text:p>
          </table:table-cell>
        </table:table-row>
      </table:table>
      <text:p text:style-name="Text_20_body">See also <text:span text:style-name="Source_20_Text">/</text:span><text:span text:style-name="Source_20_Text"><text:user-field-get text:name="Application">Frizione-0.5</text:user-field-get></text:span><text:span text:style-name="Source_20_Text">/Frizione/frizione-projects/clutch/js/dev-test/string.test.js</text:span>.</text:p>
      <text:h text:style-name="Heading_20_5" text:outline-level="5"><text:reference-mark-start text:name="JSONTestView"/>JSON Test Result View Service (/jsontest)<text:reference-mark-end text:name="JSONTestView"/></text:h>
      <text:p text:style-name="Text_20_body">The test result view service can be run on any JSON file that ends with <text:span text:style-name="Source_20_Text">.test.json</text:span>. </text:p>
      <text:p text:style-name="Text_20_body">To invoke the service, select the “<text:span text:style-name="Source_20_Text">Test results files</text:span>” link under “<text:span text:style-name="Source_20_Text">JSON files</text:span>” in the desired project page (see <text:a xlink:type="simple" xlink:href="http://clutch.syger.it/frizione/projects/clutch/"><text:span text:style-name="Source_20_Text">http://clutch.syger.it/frizione/projects/clutch/</text:span></text:a> for an example), then select a file to view. Clutch will then display the results of the test.</text:p>
      <text:h text:style-name="Heading_20_5" text:outline-level="5"><text:reference-mark-start text:name="ReadFixtureService"/>Read Fixture Service (/readfixture)<text:reference-mark-end text:name="ReadFixtureService"/></text:h>
      <text:p text:style-name="Text_20_body">This service allows you to read data from hard disk. When sent a <text:span text:style-name="Source_20_Text">GET</text:span>, the service reads data from the file specified in the URL, optionally modifying the contents with parameter values specified in the <text:span text:style-name="Source_20_Text">GET</text:span> request.</text:p>
      <text:p text:style-name="Text_20_body">To invoke the service, send a <text:span text:style-name="Source_20_Text">GET</text:span> request to <text:span text:style-name="Source_20_Text">/frizione/projects/</text:span><text:span text:style-name="Italics">project-name</text:span><text:span text:style-name="Source_20_Text">/readfixture/</text:span>, appending the absolute file path, with respect to the project root directory, as part of the URL. Clutch will read that file, accepting and executing <text:span text:style-name="Source_20_Text">include</text:span> commands (see the Join Service, above), as well as injecting parameters into the constructed text file.</text:p>
      <text:p text:style-name="Text_20_body">You can use as many parameters as you like, with the following constraints:</text:p>
      <text:list text:style-name="List_20_1">
        <text:list-item>
          <text:p text:style-name="P3">any parameter names starting with <text:span text:style-name="Source_20_Text">frizione</text:span>, are reserved by Clutch,</text:p>
        </text:list-item>
        <text:list-item>
          <text:p text:style-name="P3">within the text file each parameter value can be referenced by name,</text:p>
        </text:list-item>
        <text:list-item>
          <text:p text:style-name="P3">more complicated expressions can be achieved using JavaScript code snippets.</text:p>
        </text:list-item>
      </text:list>
      <text:h text:style-name="Heading_20_5" text:outline-level="5">Read Fixture Service Example</text:h>
      <text:p text:style-name="Text_20_body">The following example is taken from <text:span text:style-name="Source_20_Text">/</text:span><text:span text:style-name="Source_20_Text"><text:user-field-get text:name="Application">Frizione-0.5</text:user-field-get></text:span><text:span text:style-name="Source_20_Text">/Frizione/frizione-projects/clutch/js/dev-test/gears/xhr.js</text:span>:</text:p>
      <text:p text:style-name="Preformatted_20_Text"><text:s text:c="2"/>var abort = clutch.xhr.executeRequest("GET",<text:line-break/> <text:s text:c="5"/>'/frizione/projects/clutch/readfixture/js/dev-test/gears/xhr-test-data.json',<text:line-break/> <text:s text:c="5"/>null, null, 2000, this.validUrlHandler);</text:p>
      <text:h text:style-name="Heading_20_5" text:outline-level="5"><text:soft-page-break/><text:reference-mark-start text:name="WriteFixtureService"/>Write Fixture Service (/writefixture)<text:reference-mark-end text:name="WriteFixtureService"/></text:h>
      <text:p text:style-name="Text_20_body">The fixture service allows you to write text to hard disk. When sent a <text:span text:style-name="Source_20_Text">POST</text:span>, the service writes the <text:span text:style-name="Source_20_Text">POST</text:span> data to the file specified in the URL.</text:p>
      <text:p text:style-name="Text_20_body">To invoke the service, send a <text:span text:style-name="Source_20_Text">POST</text:span> request to <text:span text:style-name="Source_20_Text">/frizione/projects/</text:span><text:span text:style-name="Italics">project-</text:span><text:span text:style-name="Italics">name</text:span><text:span text:style-name="Source_20_Text">/writefixture/</text:span>, appending the absolute output file path, with respect to the project root directory, as part of the URL.</text:p>
      <text:h text:style-name="Heading_20_5" text:outline-level="5">Write Fixture Service Example</text:h>
      <text:p text:style-name="Text_20_body">The write fixture service is used by the run unit test service to store the JSON formatted test results file. A JavaScript example of this usage is shown below:</text:p>
      <text:p text:style-name="Preformatted_20_Text"><text:s text:c="2"/>function storeClutchTests(testFunction, jsonUrl, viewUrl) {<text:line-break/><text:line-break/> <text:s text:c="3"/>jsonUrl = '/frizione/projects/clutch/writefixture' + jsonUrl;<text:line-break/> <text:s text:c="3"/>...<text:line-break/> <text:s text:c="3"/>clutch.executeRequest("POST", jsonUrl, null,<text:line-break/> <text:s text:c="7"/>JSON.stringify(tests.summarise(), null, "\t"), handleRequest);<text:line-break/> <text:s/>}</text:p>
      <text:p text:style-name="Text_20_body">Here <text:span text:style-name="Source_20_Text">jsonUrl</text:span> is the file path where the results are stored, and the POST body is created by the <text:span text:style-name="Source_20_Text">JSON</text:span> library <text:span text:style-name="Source_20_Text">stringify</text:span> function.</text:p>
      <text:p text:style-name="Text_20_body">See <text:span text:style-name="Source_20_Text">/</text:span><text:span text:style-name="Source_20_Text"><text:user-field-get text:name="Application">Frizione-0.5</text:user-field-get></text:span><text:span text:style-name="Source_20_Text">/Frizione/frizione-projects/clutch/js/dev-browser/saver.js</text:span> for the complete code example.</text:p>
      <text:p text:style-name="Text_20_body">TODO: show true fixtures examples...</text:p>
      <text:p text:style-name="Heading_20_4">Unit Testing</text:p>
      <text:p text:style-name="Text_20_body">Unit testing is another useful technique to better ensure the quality and correctness of your JavaScript code. Unfortunately, the dynamic nature of JavaScript makes it a difficult environment in which to perform unit testing. One of the most important aspects is to provide a simple and unobtrusive unit test library, which does not alter the characteristics of your own code.</text:p>
      <text:p text:style-name="Text_20_body">To achieve this objective, Clutch uses a two pass technique. The first pass runs the unit testing code, and stores the results to a JSON file. The second pass reads and then displays the JSON file.</text:p>
      <text:p text:style-name="Text_20_body">Note that the Clutch unit test framework, due to it's architecture, is not suited for user interface testing, for such needs you might want to consider something like <text:a xlink:type="simple" xlink:href="http://selenium.openqa.org/"><text:span text:style-name="Internet_20_Hyperlink">Selenium</text:span></text:a>.</text:p>
      <text:p text:style-name="Text_20_body">In the first pass, Clutch necessarily adds the unit test framework to your unit test code, kept in two namespaces, <text:span text:style-name="Source_20_Text">JSON</text:span> and <text:span text:style-name="Source_20_Text">clutch</text:span>, so as not to interfere with your own code.</text:p>
      <text:p text:style-name="Text_20_body">In order for the unit testing process to work, you must supply a <text:span text:style-name="Source_20_Text">runClutchTests</text:span> function in your own code, which either returns a <text:span text:style-name="Source_20_Text">clutch.test.unit</text:span> or a <text:span text:style-name="Source_20_Text">clutch.test.group</text:span> object.</text:p>
      <text:p text:style-name="Text_20_body">Here is an example of a <text:span text:style-name="Source_20_Text">runClutchTests</text:span> function which returns a <text:span text:style-name="Source_20_Text">clutch.test.unit</text:span> object:</text:p>
      <text:p text:style-name="Preformatted_20_Text"><text:s text:c="2"/>function createUnitTests() {<text:line-break/> <text:s text:c="3"/>return clutch.test.unit('Assertion Tests', {<text:line-break/><text:soft-page-break/><text:line-break/> <text:s text:c="5"/>testPass: function () {<text:line-break/> <text:s text:c="7"/>// ...<text:line-break/> <text:s text:c="5"/>},<text:line-break/><text:line-break/> <text:s text:c="5"/>// other tests here<text:line-break/><text:line-break/> <text:s text:c="3"/>}, 1000);<text:line-break/> <text:s/>}<text:line-break/><text:line-break/> <text:s/>function runClutchTests() {<text:line-break/> <text:s text:c="3"/>return createUnitTests();<text:line-break/> <text:s/>}</text:p>
      <text:p text:style-name="Text_20_body">The <text:span text:style-name="Source_20_Text">clutch.test.unit</text:span> function requires three parameters; the name of the unit test, the object to test, and a maximum timeout period in milliseconds.</text:p>
      <text:p text:style-name="Text_20_body">Here is an example of a <text:span text:style-name="Source_20_Text">runClutchTests</text:span> function which returns a <text:span text:style-name="Source_20_Text">clutch.test.group</text:span> object:</text:p>
      <text:p text:style-name="Preformatted_20_Text"><text:s text:c="2"/>function createUnitTests() {<text:line-break/> <text:s text:c="3"/>return clutch.test.unit('Assertion Tests', {<text:line-break/><text:line-break/> <text:s text:c="5"/>testPass: function () {<text:line-break/> <text:s text:c="7"/>// ...<text:line-break/> <text:s text:c="5"/>},<text:line-break/><text:line-break/> <text:s text:c="5"/>// other tests here<text:line-break/><text:line-break/> <text:s text:c="3"/>}, 1000);<text:line-break/> <text:s/>}<text:line-break/><text:line-break/> <text:s/>function createStringTests() {<text:line-break/> <text:s text:c="3"/>return clutch.test.unit('String Tests', {<text:line-break/><text:line-break/> <text:s text:c="5"/>testTrim: function () {<text:line-break/> <text:s text:c="7"/>// ...<text:line-break/> <text:s text:c="5"/>},<text:line-break/><text:line-break/> <text:s text:c="5"/>// other tests here<text:line-break/><text:line-break/> <text:s text:c="3"/>}, 1000);<text:line-break/> <text:s/>}<text:line-break/><text:line-break/> <text:s/>function runClutchTests() {<text:line-break/> <text:s text:c="3"/>return clutch.test.group([<text:line-break/> <text:s text:c="5"/>createUnitTests(),<text:line-break/> <text:s text:c="5"/>createStringTests()<text:line-break/> <text:s text:c="3"/>], 2000);<text:line-break/> <text:s/>}</text:p>
      <text:p text:style-name="Text_20_body">The <text:span text:style-name="Source_20_Text">clutch.test.group</text:span> function requires two parameters; an array of <text:span text:style-name="Source_20_Text">clutch.test.unit</text:span> objects to test, and a maximum timeout period in milliseconds.</text:p>
      <text:p text:style-name="Text_20_body">The second pass is independent of your unit testing code, and so can use Prototype to dynamically produce the unit test results display.</text:p>
      <text:p text:style-name="Text_20_body">See also <text:span text:style-name="Source_20_Text">/</text:span><text:span text:style-name="Source_20_Text"><text:user-field-get text:name="Application">Frizione-0.5</text:user-field-get></text:span><text:span text:style-name="Source_20_Text">/Frizione/frizione-projects/clutch/js/dev-tests/</text:span> for example unit test code.</text:p>
      <text:h text:style-name="Heading_20_5" text:outline-level="5">WorkerPool Unit Testing</text:h>
      <text:p text:style-name="Text_20_body">Clutch also provides extensions to the unit testing framework to allow you to test your code within a <text:span text:style-name="Source_20_Text">WorkerPool</text:span> environment. In this case, additional JavaScript files must be added to your code which will then be loaded together <text:soft-page-break/>into a <text:span text:style-name="Source_20_Text">WorkerPool</text:span> instance, again kept in one namespace, <text:span text:style-name="Source_20_Text">clutch</text:span>, so as not to interfere with your own code.</text:p>
      <text:h text:style-name="Heading_20_5" text:outline-level="5">The Unit Test Framework</text:h>
      <text:p text:style-name="Text_20_body">The framework follows a similar pattern to the well known <text:a xlink:type="simple" xlink:href="http://www.junit.org/"><text:span text:style-name="Internet_20_Hyperlink">JUnit</text:span></text:a> Java testing framework.</text:p>
      <text:p text:style-name="Text_20_body">Create your test methods in a plain JavaScript object, then wrap that object in a <text:span text:style-name="Source_20_Text">clutch.test.unit</text:span> function call, as shown in the first example above. All functions in your test object which begin with <text:span text:style-name="Source_20_Text">test</text:span> will be executed by the unit test framework, but the order of function execution is not guaranteed.</text:p>
      <text:p text:style-name="Text_20_body">Before a <text:span text:style-name="Source_20_Text">test</text:span><text:span text:style-name="Italics">xxx</text:span> function is executed, the unit test framework will execute a <text:span text:style-name="Source_20_Text">setUp</text:span> function in your object. After a <text:span text:style-name="Source_20_Text">test</text:span><text:span text:style-name="Italics">xxx</text:span> function has been executed, the unit test framework will execute a <text:span text:style-name="Source_20_Text">tearDown</text:span> function in your object. Clutch provides a default no-operation function for <text:span text:style-name="Source_20_Text">setUp</text:span> and <text:span text:style-name="Source_20_Text">tearDown</text:span> if none are defined in your object.</text:p>
      <text:p text:style-name="Text_20_body">You can run more than one unit test object by wrapping each in a <text:span text:style-name="Source_20_Text">clutch.test.group</text:span> function call, after you've wrapped each test object in a <text:span text:style-name="Source_20_Text">clutch.test.unit</text:span> function call, as shown in the second example above.</text:p>
      <text:p text:style-name="Text_20_body">When your test object is being executed, the following functions are available:</text:p>
      <table:table table:name="AssertionFunctions" table:style-name="AssertionFunctions">
        <table:table-column table:style-name="AssertionFunctions.A" table:number-columns-repeated="2"/>
        <table:table-row>
          <table:table-cell table:style-name="AssertionFunctions.A1" office:value-type="string">
            <text:p text:style-name="Table_20_Heading">Function</text:p>
          </table:table-cell>
          <table:table-cell table:style-name="AssertionFunctions.A1" office:value-type="string">
            <text:p text:style-name="Table_20_Heading">Purpose</text:p>
          </table:table-cell>
        </table:table-row>
        <table:table-row>
          <table:table-cell table:style-name="AssertionFunctions.A1" office:value-type="string">
            <text:p text:style-name="Table_20_Contents"><text:span text:style-name="Source_20_Text">this.log(message)</text:span></text:p>
          </table:table-cell>
          <table:table-cell table:style-name="AssertionFunctions.A1" office:value-type="string">
            <text:p text:style-name="Table_20_Contents">Adds a 'log' <text:span text:style-name="Source_20_Text">message</text:span> to the unit test results. Essentially works as a logging function, where traditional <text:span text:style-name="Source_20_Text">console</text:span> functions are not available.</text:p>
          </table:table-cell>
        </table:table-row>
        <table:table-row>
          <table:table-cell table:style-name="AssertionFunctions.A1" office:value-type="string">
            <text:p text:style-name="Table_20_Contents"><text:span text:style-name="Source_20_Text">this.fail(message)</text:span></text:p>
          </table:table-cell>
          <table:table-cell table:style-name="AssertionFunctions.A1" office:value-type="string">
            <text:p text:style-name="Table_20_Contents">Adds a 'fail' <text:span text:style-name="Source_20_Text">message</text:span> to the unit test results. Use to check that certain code statements are not executed, such as when an exception should have been thrown.</text:p>
          </table:table-cell>
        </table:table-row>
        <table:table-row>
          <table:table-cell table:style-name="AssertionFunctions.A1" office:value-type="string">
            <text:p text:style-name="Table_20_Contents"><text:span text:style-name="Source_20_Text">this.error(/* Error */ err)</text:span></text:p>
          </table:table-cell>
          <table:table-cell table:style-name="AssertionFunctions.A1" office:value-type="string">
            <text:p text:style-name="Table_20_Contents">Adds an 'error' message to the unit test results. The <text:span text:style-name="Source_20_Text">err</text:span> parameter should be an instance of <text:span text:style-name="Source_20_Text">Error</text:span>. Not usually required of the unit test code, as all errors are caught and logged by Clutch.</text:p>
          </table:table-cell>
        </table:table-row>
        <table:table-row>
          <table:table-cell table:style-name="AssertionFunctions.A1" office:value-type="string">
            <text:p text:style-name="Table_20_Contents"><text:span text:style-name="Source_20_Text">this.assert(condition, message)</text:span></text:p>
          </table:table-cell>
          <table:table-cell table:style-name="AssertionFunctions.A1" office:value-type="string">
            <text:p text:style-name="Table_20_Contents">Checks that the expression defined in <text:span text:style-name="Source_20_Text">condition</text:span> evaluates to true. If not, adds a 'fail' message to the unit test results. The <text:span text:style-name="Source_20_Text">message</text:span> parameter is optional.</text:p>
          </table:table-cell>
        </table:table-row>
      </table:table>
      <text:p text:style-name="Text_20_body">See also <text:span text:style-name="Source_20_Text">/</text:span><text:span text:style-name="Source_20_Text"><text:user-field-get text:name="Application">Frizione-0.5</text:user-field-get></text:span><text:span text:style-name="Source_20_Text">/Frizione/frizione-projects/clutch/js/dev-tests/</text:span> for example unit test code. Additionally, <text:span text:style-name="Source_20_Text">/</text:span><text:span text:style-name="Source_20_Text"><text:user-field-get text:name="Application">Frizione-0.5</text:user-field-get></text:span><text:span text:style-name="Source_20_Text">/Frizione/frizione-projects/clutch/js/dev-tests/gears/</text:span> contains Gears specific unit test code.</text:p>
      <text:p text:style-name="Text_20_body"><text:soft-page-break/>When the usual <text:span text:style-name="Source_20_Text">test</text:span><text:span text:style-name="Italics">xxx</text:span> function naming convention is not suitable, or when you need to control the order of test function calls, Clutch provides a meta-programming mechanism of specifying the test methods, described below.</text:p>
      <text:h text:style-name="Heading_20_5" text:outline-level="5">Asynchronous Unit Testing</text:h>
      <text:p text:style-name="Text_20_body">Clutch can also perform asynchronous unit testing, but needs a little help from you, the programmer. Each asynchronous test must consist of a synchronous function, and zero or more asynchronous functions which you expect the system under test to call. Clutch only checks the first asynchronous function called, it currently has no provision for checking multiple asynchronous function calls triggered by a single synchronous function call.</text:p>
      <text:p text:style-name="Text_20_body">The help that Clutch requires from you, is in the form of a small JSON like property within your test object with the name <text:span text:style-name="Source_20_Text">clutchTests</text:span>. The following example shows the meta-programming information:</text:p>
      <text:p text:style-name="Preformatted_20_Text"><text:s text:c="2"/>function createXhrTests() {<text:line-break/><text:line-break/> <text:s text:c="3"/>return clutch.test.unit('XHR Tests', {<text:line-break/><text:line-break/> <text:s text:c="5"/>clutchTests: [<text:line-break/> <text:s text:c="7"/>{ func: 'validUrl', callbacks: [ 'validUrlHandler' ] },<text:line-break/> <text:s text:c="7"/>{ func: 'invalidUrl', callbacks: [ 'invalidUrlHandler' ] },<text:line-break/> <text:s text:c="7"/>{ func: 'abortedRequest', callbacks: [ 'abortedRequestHandler' ] }<text:line-break/> <text:s text:c="5"/>],<text:line-break/><text:line-break/> <text:s text:c="5"/>validUrl: function () {<text:line-break/> <text:s text:c="7"/>// ...<text:line-break/> <text:s text:c="5"/>},<text:line-break/><text:line-break/> <text:s text:c="5"/>validUrlHandler: function (status, statusText, responseText) {<text:line-break/> <text:s text:c="7"/>// ...<text:line-break/> <text:s text:c="5"/>},<text:line-break/><text:line-break/> <text:s text:c="5"/>// other tests here<text:line-break/><text:line-break/> <text:s text:c="3"/>}, 18000);<text:line-break/> <text:s/>}</text:p>
      <text:p text:style-name="Text_20_body">The <text:span text:style-name="Source_20_Text">clutchTests</text:span> property consists of an array of objects, each of which contain two properties; <text:span text:style-name="Source_20_Text">func</text:span>, the name of the synchronous function, and <text:span text:style-name="Source_20_Text">callbacks</text:span>, an array of callback functions, or <text:span text:style-name="Source_20_Text">null</text:span> for a pure synchronous test.</text:p>
      <text:p text:style-name="Text_20_body">The <text:span text:style-name="Source_20_Text">clutchTests</text:span> property can also be used to guarantee the order of a set of synchronous unit tests, or to create a mix of synchronous and asynchronous tests, which again will be run in the specified order. If Clutch finds the <text:span text:style-name="Source_20_Text">clutchTests</text:span> property in your test object, it will not look for the traditional <text:span text:style-name="Source_20_Text">test</text:span><text:span text:style-name="Italics">xxx</text:span> functions.</text:p>
      <text:p text:style-name="Text_20_body">In the following example a set of synchronous tests are executed in the specified order:</text:p>
      <text:p text:style-name="Preformatted_20_Text"><text:s text:c="2"/>function createUnitTests() {<text:line-break/><text:line-break/> <text:s text:c="3"/>return clutch.test.unit('Assertion Tests', {<text:line-break/><text:line-break/> <text:s text:c="5"/>clutchTests: [<text:line-break/> <text:s text:c="7"/>{ func: 'logTest', callbacks: null },<text:line-break/> <text:s text:c="7"/>{ func: 'passTest', callbacks: null },<text:line-break/> <text:s text:c="7"/>{ func: 'failTest', callbacks: null },<text:line-break/> <text:s text:c="7"/>{ func: 'errorTest', callbacks: null },<text:line-break/> <text:s text:c="7"/>{ func: 'assertTest', callbacks: null }<text:line-break/><text:soft-page-break/> <text:s text:c="5"/>],<text:line-break/><text:line-break/> <text:s text:c="5"/>logTest: function () {<text:line-break/> <text:s text:c="7"/>// ...<text:line-break/> <text:s text:c="5"/>},<text:line-break/><text:line-break/> <text:s text:c="5"/>// other tests here<text:line-break/><text:line-break/> <text:s text:c="3"/>}, 1000);<text:line-break/> <text:s/>}</text:p>
      <text:p text:style-name="Text_20_body">See also <text:span text:style-name="Source_20_Text">/</text:span><text:span text:style-name="Source_20_Text"><text:user-field-get text:name="Application">Frizione-0.5</text:user-field-get></text:span><text:span text:style-name="Source_20_Text">/Frizione/frizione-projects/clutch/js/dev-tests/unit-test.js </text:span>for an example of synchronous unit test code, and <text:s/><text:span text:style-name="Source_20_Text">/</text:span><text:span text:style-name="Source_20_Text"><text:user-field-get text:name="Application">Frizione-0.5</text:user-field-get></text:span><text:span text:style-name="Source_20_Text">/Frizione/frizione-projects/clutch/js/dev-tests/gears/xhr.js</text:span> for example asynchronous unit test code.</text:p>
      <text:p text:style-name="Heading_20_4"><text:reference-mark-start text:name="CreatingProjects"/>Creating Your Own Projects<text:reference-mark-end text:name="CreatingProjects"/></text:p>
      <text:p text:style-name="Text_20_body">Clutch lives a quiet life in a shady Subversion repository. Unfortunately this can make adding your own code to the Clutch framework difficult and potentially dangerous. However, from version 0.2 onwards, Clutch provides a <text:span text:style-name="Source_20_Text">/frizione-projects</text:span> directory in which you can safely store your own JavaScript code, and keep it under the loving care of your own Subversion repository, while still being able to update both your own code, and Clutch itself. The Clutch library is also stored in the <text:span text:style-name="Source_20_Text">/frizione-projects/clutch</text:span> directory. Whether this can be considered a form of bootstrapping or dog food consumption is a matter of opinion.</text:p>
      <text:p text:style-name="Text_20_body">Connecting your project to Clutch is relatively simple:</text:p>
      <text:list text:style-name="List_20_1">
        <text:list-item text:start-value="1">
          <text:p text:style-name="P3">add a directory for your project under <text:span text:style-name="Source_20_Text">/frizione-projects</text:span>,</text:p>
        </text:list-item>
        <text:list-item>
          <text:p text:style-name="P3">create a <text:span text:style-name="Source_20_Text">frizione.json</text:span> file in that folder,</text:p>
        </text:list-item>
        <text:list-item>
          <text:p text:style-name="P3">click on “<text:span text:style-name="Source_20_Text">Refresh project list</text:span>” in the Clutch home page.</text:p>
        </text:list-item>
      </text:list>
      <text:p text:style-name="Text_20_body">The <text:span text:style-name="Source_20_Text">frizione.json</text:span> file contains the project name. The following is the clutch project <text:span text:style-name="Source_20_Text">frizione.json</text:span> file:</text:p>
      <text:p text:style-name="Preformatted_20_Text"><text:s text:c="2"/>{<text:line-break/> <text:s text:c="3"/>"name": <text:s text:c="2"/>"Clutch Library"<text:line-break/> <text:s/>}</text:p>
      <text:p text:style-name="Text_20_body">See <text:span text:style-name="Source_20_Text">/</text:span><text:span text:style-name="Source_20_Text"><text:user-field-get text:name="Application">Frizione-0.5</text:user-field-get></text:span><text:span text:style-name="Source_20_Text">/Frizione/frizione-projects/clutch</text:span> and <text:span text:style-name="Source_20_Text">/</text:span><text:span text:style-name="Source_20_Text"><text:user-field-get text:name="Application">Frizione-0.5</text:user-field-get></text:span><text:span text:style-name="Source_20_Text">/Frizione/frizione-projects/clutch-gears</text:span> for examples of creating an external project.</text:p>
      <text:p text:style-name="Heading_20_4">JavaScript Library Documentation</text:p>
      <text:p text:style-name="Text_20_body">Thanks to the addition of JsDoc Toolkit, all JavaScript library documentation is now in HTML format.</text:p>
      <text:p text:style-name="Text_20_body">See the <text:a xlink:type="simple" xlink:href="../frizione/index.html">Clutch web application documentation</text:a>, the <text:a xlink:type="simple" xlink:href="../clutch/index.html">Clutch library documentation</text:a>, and the <text:a xlink:type="simple" xlink:href="../crash/index.html">Crash library documentation.</text:a></text:p>
      <text:p text:style-name="Heading_20_4">Third Party Software</text:p>
      <text:p text:style-name="Text_20_body">Clutch stands on the shoulders of giants. There are four important JavaScript <text:soft-page-break/>applications used by Clutch; JSLint, JSON, JsDoc Toolkit, and Prototype. Some <text:s/>of these have been slightly modified for one reason or another, described below.</text:p>
      <text:h text:style-name="Heading_20_5" text:outline-level="5">JSLint</text:h>
      <text:p text:style-name="Text_20_body">To overcome a parsing bug in Opera, the seven regular expressions, <text:span text:style-name="Source_20_Text">ax</text:span>, <text:span text:style-name="Source_20_Text">cx</text:span>, <text:span text:style-name="Source_20_Text">tx</text:span>, <text:span text:style-name="Source_20_Text">lx</text:span>, <text:span text:style-name="Source_20_Text">ix</text:span>, <text:span text:style-name="Source_20_Text">jx</text:span> and <text:span text:style-name="Source_20_Text">ux</text:span> were converted to string syntax format (at about line 475).</text:p>
      <text:h text:style-name="Heading_20_5" text:outline-level="5">JSON</text:h>
      <text:p text:style-name="Text_20_body">To overcome a parsing bug in Opera, the two regular expressions, <text:span text:style-name="Source_20_Text">cx</text:span> and <text:span text:style-name="Source_20_Text">escapable</text:span> were converted to string syntax format (at about line 180).</text:p>
      <text:p text:style-name="Text_20_body">In order to run within a <text:a xlink:type="simple" xlink:href="http://code.google.com/apis/gears/api_workerpool.html"><text:span text:style-name="Internet_20_Hyperlink">WorkerPool</text:span></text:a>, the <text:span text:style-name="Source_20_Text">eval(text)</text:span> call is replaced with a <text:span text:style-name="Source_20_Text">new Function(text)()</text:span> statement (at about line 456).</text:p>
      <text:h text:style-name="Heading_20_5" text:outline-level="5">JsDoc Toolkit</text:h>
      <text:p text:style-name="Text_20_body">This excellent documentation generation utility was incorporated into the verion 0.5 release. Minor changes were made to the parser which increases parsing speed by about 30%. The modifications have been handed back to the original author, Michael Mathews.</text:p>
      <text:h text:style-name="Heading_20_5" text:outline-level="5">Prototype</text:h>
      <text:p text:style-name="Text_20_body">The Prototype library itself has not been modified, but the Clutch string library provides substitutions for <text:span text:style-name="Source_20_Text">Date.prototype.toJSON()</text:span> and <text:span text:style-name="Source_20_Text">String.prototype.evalJSON()</text:span> which allow for the <text:a xlink:type="simple" xlink:href="http://weblogs.asp.net/bleroy/archive/2008/01/18/dates-and-json.aspx"><text:span text:style-name="Internet_20_Hyperlink">Microsoft Date format</text:span></text:a>, and a Clutch derivative in JSON text.</text:p>
      <text:p text:style-name="Heading_20_4">Why the Name Clutch?</text:p>
      <text:p text:style-name="Text_20_body">Two reasons, firstly because I felt that I was clutching at straws, and secondly it is the mechanism that lies between the engine - your code - <text:s/>and the gearbox - the browser, or Gears, in my case. It is also the third pedal (the one on the left) in a motor car, which is usually missing on American cars, because they nearly all have automatic gearboxes. I felt it was also the 'missing pedal' in a Gears development environment.</text:p>
      <text:p text:style-name="Heading_20_4">Contacts</text:p>
      <text:p text:style-name="Text_20_body">Syger can be contacted for consultancy work on any of the topics mentioned in this article, by sending an email to <text:a xlink:type="simple" xlink:href="mailto:info@syger.it"><text:span text:style-name="Web_20_Pdf_20_Internet_20_Link">info@syger.i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fo:font-size="9pt"/>
    </style:style>
    <style:style style:name="Text_20_body" style:display-name="Text body" style:family="paragraph" style:parent-style-name="Standard" style:class="text" style:master-page-name="">
      <style:paragraph-properties fo:margin-top="0.106cm" fo:margin-bottom="0.106cm" style:register-true="true" style:page-number="auto" fo:background-color="transparent">
        <style:background-image/>
      </style:paragraph-properties>
      <style:text-properties style:font-name="Verdana1" fo:font-size="12pt" text:display="none"/>
    </style:style>
    <style:style style:name="Text_20_body_20_indent" style:display-name="Text body indent" style:family="paragraph" style:parent-style-name="Text_20_body" style:class="text">
      <style:paragraph-properties fo:margin-left="0.499cm" fo:margin-right="0cm" fo:margin-top="0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paragraph-properties fo:margin-top="0cm" fo:margin-bottom="0.21cm" style:page-number="auto" fo:break-before="page" fo:background-color="#e6e6ff" fo:padding="0cm" fo:border-left="none" fo:border-right="none" fo:border-top="none" fo:border-bottom="0.002cm solid #000000" style:shadow="none">
        <style:background-image/>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top="0cm" fo:margin-bottom="0.21cm" style:page-number="auto" fo:background-color="#e6e6ff" fo:padding="0cm" fo:border-left="none" fo:border-right="none" fo:border-top="none" fo:border-bottom="0.002cm solid #000000" style:shadow="none">
        <style:background-image/>
      </style:paragraph-properties>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cm" fo:margin-bottom="0.21cm" fo:background-color="#ccccff" fo:padding="0cm" fo:border-left="none" fo:border-right="none" fo:border-top="none" fo:border-bottom="0.018cm solid #000000" style:shadow="none">
        <style:background-image/>
      </style:paragraph-properties>
      <style:text-properties style:font-name="Verdana1" fo:font-size="20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ccccff" fo:padding="0cm" fo:border-left="none" fo:border-right="none" fo:border-top="none" fo:border-bottom="0.018cm solid #000000" style:shadow="none">
        <style:background-image/>
      </style:paragraph-properties>
      <style:text-properties fo:font-size="16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4cm" fo:margin-right="0cm" fo:margin-top="0cm" fo:margin-bottom="0.109cm" fo:text-indent="0cm" style:auto-text-indent="false"/>
    </style:style>
    <style:style style:name="List_20_1_20_End" style:display-name="List 1 End" style:family="paragraph" style:parent-style-name="List" style:class="list">
      <style:paragraph-properties fo:margin-left="0.64cm" fo:margin-right="0cm" fo:margin-top="0cm" fo:margin-bottom="0.21cm" fo:text-indent="0cm" style:auto-text-indent="false"/>
    </style:style>
    <style:style style:name="List_20_1_20_Cont." style:display-name="List 1 Cont." style:family="paragraph" style:parent-style-name="List" style:class="list">
      <style:paragraph-properties fo:margin-left="0.635cm" fo:margin-right="0cm" fo:margin-top="0cm" fo:margin-bottom="0.10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ccccff" style:shadow="none" text:number-lines="false" text:line-number="0">
        <style:background-image/>
      </style:paragraph-properties>
      <style:text-properties style:font-name="Verdana1" fo:font-size="12pt" fo:font-weight="normal"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6pt" fo:font-style="normal"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top="0cm" fo:margin-bottom="0cm" fo:text-align="center" style:justify-single-word="false" style:page-number="auto"/>
      <style:text-properties fo:font-size="10pt" fo:font-style="normal"/>
    </style:style>
    <style:style style:name="Table" style:family="paragraph" style:parent-style-name="Caption" style:class="extra">
      <style:paragraph-properties fo:margin-top="0.423cm" fo:margin-bottom="0.423cm" style:register-true="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Text_20_body_20_PDF" style:display-name="Text body PDF" style:family="paragraph" style:parent-style-name="Text_20_body" style:class="text">
      <style:text-properties style:font-name="Verdana1" fo:text-shadow="none" text:display="none"/>
    </style:style>
    <style:style style:name="Text_20_body_20_Web" style:display-name="Text body Web" style:family="paragraph" style:parent-style-name="Text_20_body" style:class="text" style:master-page-name="">
      <style:paragraph-properties style:page-number="auto"/>
      <style:text-properties style:font-name="Verdana1"/>
    </style:style>
    <style:style style:name="Text_20_body_20_Note" style:display-name="Text body Note" style:family="paragraph" style:parent-style-name="Text_20_body" style:master-page-name="">
      <style:paragraph-properties style:page-number="auto" fo:background-color="transparent" style:shadow="none">
        <style:tab-stops/>
        <style:background-image/>
      </style:paragraph-properties>
      <style:text-properties fo:background-color="transparent"/>
    </style:style>
    <style:style style:name="Author_20_Line" style:display-name="Author Line" style:family="paragraph" style:parent-style-name="Text_20_body" style:next-style-name="Text_20_body" style:class="text">
      <style:paragraph-properties fo:text-align="end" style:justify-single-word="false"/>
      <style:text-properties fo:font-size="11pt"/>
    </style:style>
    <style:style style:name="Author_20_Line_20_Web" style:display-name="Author Line Web" style:family="paragraph" style:parent-style-name="Author_20_Line" style:next-style-name="Text_20_body"/>
    <style:style style:name="Author_20_Line_20_PDF" style:display-name="Author Line PDF" style:family="paragraph" style:parent-style-name="Author_20_Line" style:next-style-name="Text_20_body">
      <style:text-properties style:font-name="Century Schoolbook"/>
    </style:style>
    <style:style style:name="Appendix_20_Heading_20_3" style:display-name="Appendix Heading 3" style:family="paragraph" style:parent-style-name="Heading_20_3" style:next-style-name="Text_20_body" style:class="text"/>
    <style:style style:name="Introduction" style:family="paragraph" style:parent-style-name="Text_20_body" style:next-style-name="Text_20_body" style:class="text"/>
    <style:style style:name="Text_20_body_20_centred" style:display-name="Text body centred" style:family="paragraph" style:parent-style-name="Text_20_body" style:next-style-name="Text_20_body" style:class="text">
      <style:paragraph-properties fo:text-align="center" style:justify-single-word="false"/>
    </style:style>
    <style:style style:name="Hint" style:family="paragraph" style:parent-style-name="Heading_20_10" style:next-style-name="Text_20_Body_20_Hint">
      <style:paragraph-properties fo:margin-left="1cm" fo:margin-right="1cm" fo:text-indent="0cm" style:auto-text-indent="false" fo:background-color="#ccccff" fo:padding="0.049cm" fo:border-left="0.018cm solid #000000" fo:border-right="none" fo:border-top="none" fo:border-bottom="0.018cm solid #000000" style:shadow="none">
        <style:background-image/>
      </style:paragraph-properties>
      <style:text-properties fo:font-size="12pt" fo:font-weight="normal"/>
    </style:style>
    <style:style style:name="Text_20_Body_20_Hint" style:display-name="Text Body Hint" style:family="paragraph" style:parent-style-name="Text_20_body">
      <style:paragraph-properties fo:margin-left="1cm" fo:margin-right="1cm" fo:text-indent="0cm" style:auto-text-indent="false"/>
    </style:style>
    <style:style style:name="Text_20_body_20_WideImage" style:display-name="Text body WideImage" style:family="paragraph" style:parent-style-name="Text_20_body" style:next-style-name="Text_20_body" style:class="text">
      <style:paragraph-properties fo:text-align="justify" fo:text-align-last="center" style:justify-single-word="false"/>
    </style:style>
    <style:style style:name="Left_20_Table_20_Contents" style:display-name="Left Table Contents" style:family="paragraph" style:parent-style-name="Text_20_body" style:class="extra">
      <style:paragraph-properties fo:margin-left="0cm" fo:margin-right="0.101cm" fo:margin-top="0cm" fo:margin-bottom="0.109cm" fo:text-align="end" style:justify-single-word="false" fo:text-indent="0cm" style:auto-text-indent="false"/>
      <style:text-properties fo:font-size="12pt"/>
    </style:style>
    <style:style style:name="Right_20_Table_20_Contents" style:display-name="Right Table Contents" style:family="paragraph" style:parent-style-name="Table_20_Contents">
      <style:paragraph-properties fo:margin-left="0.101cm" fo:margin-right="0cm" fo:margin-top="0cm" fo:margin-bottom="0.109cm" fo:text-indent="0cm" style:auto-text-indent="false"/>
    </style:style>
    <style:style style:name="Literal_20_Text" style:display-name="Literal Text" style:family="paragraph" style:parent-style-name="Preformatted_20_Text" style:next-style-name="Text_20_body">
      <style:paragraph-properties fo:text-align="start" style:justify-single-word="false" fo:background-color="#cccc00">
        <style:background-image/>
      </style:paragraph-properties>
    </style:style>
    <style:style style:name="Preformatted_20_Text" style:display-name="Preformatted Text" style:family="paragraph" style:parent-style-name="Standard" style:class="html">
      <style:paragraph-properties fo:margin-top="0cm" fo:margin-bottom="0cm" fo:text-align="start" style:justify-single-word="false" style:shadow="none"/>
      <style:text-properties style:font-name="Courier New" fo:font-size="9pt" style:font-name-asian="Courier New" style:font-size-asian="10pt" style:font-name-complex="Courier New" style:font-size-complex="10pt"/>
    </style:style>
    <style:style style:name="Author_20_Line_20_ASP" style:display-name="Author Line ASP" style:family="paragraph" style:parent-style-name="Author_20_Line" style:next-style-name="Text_20_body"/>
    <style:style style:name="Text_20_body_20_NonASP" style:display-name="Text body NonASP" style:family="paragraph" style:parent-style-name="Text_20_body" style:next-style-name="Text_20_body"/>
    <style:style style:name="Heading_20_5" style:display-name="Heading 5" style:family="paragraph" style:parent-style-name="Heading" style:next-style-name="Text_20_body" style:class="text" style:default-outline-level="5">
      <style:paragraph-properties fo:background-color="#ccccff" fo:padding="0cm" fo:border-left="none" fo:border-right="none" fo:border-top="none" fo:border-bottom="0.018cm solid #000000" style:shadow="none">
        <style:background-image/>
      </style:paragraph-properties>
      <style:text-properties fo:font-size="14pt" fo:font-weight="normal" style:font-size-asian="85%" style:font-weight-asian="bold" style:font-size-complex="85%" style:font-weight-complex="bold"/>
    </style:style>
    <style:style style:name="Caption_20_characters" style:display-name="Caption characters" style:family="text"/>
    <style:style style:name="Numbering_20_Symbols" style:display-name="Numbering Symbols" style:family="text">
      <style:text-properties fo:font-size="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weight="bold"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text-underline-style="none" style:font-name-asian="Courier New" style:font-name-complex="Courier New"/>
    </style:style>
    <style:style style:name="Web_20_Internet_20_Link" style:display-name="Web Internet Link" style:family="text">
      <style:text-properties fo:font-variant="normal" fo:text-transform="none" fo:color="#008000" style:font-name="Georgia" style:text-underline-style="wave" style:text-underline-width="bold" style:text-underline-color="#008000" fo:background-color="#ccccff"/>
    </style:style>
    <style:style style:name="Web_20_Default" style:display-name="Web Default" style:family="text">
      <style:text-properties fo:color="#008000" fo:background-color="#ccccff"/>
    </style:style>
    <style:style style:name="PDF_20_Link" style:display-name="PDF Link" style:family="text">
      <style:text-properties fo:font-variant="normal" fo:text-transform="none" fo:color="#800000" style:font-name="Georgia" style:text-underline-style="solid" style:text-underline-width="auto" style:text-underline-color="#800000" fo:font-weight="bold" fo:background-color="#9999cc"/>
    </style:style>
    <style:style style:name="PDF_20_Default" style:display-name="PDF Default" style:family="text">
      <style:text-properties fo:color="#800000" style:font-name="Georgia" fo:background-color="#9999cc"/>
    </style:style>
    <style:style style:name="Internet_20_Hyperlink" style:display-name="Internet Hyperlink" style:family="text" style:parent-style-name="Internet_20_link">
      <style:text-properties style:font-name="Times New Roman" fo:font-size="13pt" style:text-underline-style="solid" style:text-underline-width="auto" style:text-underline-color="#000080" fo:background-color="transparent"/>
    </style:style>
    <style:style style:name="MenuItemText" style:family="text" style:parent-style-name="Source_20_Text">
      <style:text-properties fo:font-weight="bold" fo:background-color="transparent"/>
    </style:style>
    <style:style style:name="Italics" style:family="text">
      <style:text-properties fo:font-style="italic"/>
    </style:style>
    <style:style style:name="WorkInProgress" style:family="text">
      <style:text-properties fo:color="#800000"/>
    </style:style>
    <style:style style:name="Web_20_Pdf_20_Internet_20_Link" style:display-name="Web Pdf Internet Link" style:family="text" style:parent-style-name="Web_20_Internet_20_Link"/>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WebGraphics" style:family="graphic" style:parent-style-name="Graphics">
      <style:graphic-properties text:anchor-type="paragraph" svg:x="0cm" fo:margin-left="0cm" fo:margin-right="0cm" fo:margin-top="0cm" fo:margin-bottom="0cm" style:wrap="none" style:horizontal-pos="left" style:horizontal-rel="paragraph-content" fo:background-color="transparent" style:background-transparency="100%" fo:padding="0cm" fo:border="none" style:shadow="none">
        <style:background-image/>
        <style:columns fo:column-count="1" fo:column-gap="0cm"/>
      </style:graphic-properties>
    </style:style>
    <style:style style:name="WebFrameLeft" style:family="graphic" style:parent-style-name="Frame">
      <style:graphic-properties text:anchor-type="paragraph" svg:x="0cm" fo:margin-left="0cm" fo:margin-right="0.3cm" fo:margin-top="0cm" fo:margin-bottom="0.049cm" style:wrap="right" style:number-wrapped-paragraphs="no-limit" style:wrap-contour="false" style:horizontal-pos="left" style:horizontal-rel="paragraph-content" fo:background-color="#e6e6e6" style:background-transparency="0%" fo:padding="0.049cm" fo:border="0.018cm solid #666666" style:shadow="none" style:flow-with-text="true">
        <style:background-image/>
      </style:graphic-properties>
    </style:style>
    <style:style style:name="WebFrameRight" style:family="graphic" style:parent-style-name="Frame">
      <style:graphic-properties text:anchor-type="paragraph" svg:x="0cm" fo:margin-left="0.3cm" fo:margin-right="0cm" fo:margin-top="0cm" fo:margin-bottom="0.049cm" style:wrap="left" style:number-wrapped-paragraphs="no-limit" style:wrap-contour="false" style:horizontal-pos="right" style:horizontal-rel="paragraph-content" fo:background-color="#e6e6e6" style:background-transparency="0%" fo:padding="0.049cm" fo:border="0.002cm solid #666666" style:shadow="none" style:flow-with-text="false">
        <style:background-image/>
      </style:graphic-properties>
    </style:style>
    <style:style style:name="Untitled1" style:family="graphic" style:parent-style-name="Graphics"/>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0.5cm" text:min-label-width="0.4cm"/>
        <style:text-properties style:font-name="StarSymbol"/>
      </text:list-level-style-bullet>
      <text:list-level-style-bullet text:level="2" text:style-name="Numbering_20_Symbols" text:bullet-char="•">
        <style:list-level-properties text:space-before="0.999cm" text:min-label-width="0.4cm"/>
        <style:text-properties style:font-name="StarSymbol"/>
      </text:list-level-style-bullet>
      <text:list-level-style-bullet text:level="3" text:style-name="Numbering_20_Symbols" text:bullet-char="•">
        <style:list-level-properties text:space-before="1.498cm" text:min-label-width="0.4cm"/>
        <style:text-properties style:font-name="StarSymbol"/>
      </text:list-level-style-bullet>
      <text:list-level-style-bullet text:level="4" text:style-name="Numbering_20_Symbols" text:bullet-char="•">
        <style:list-level-properties text:space-before="1.997cm" text:min-label-width="0.4cm"/>
        <style:text-properties style:font-name="StarSymbol"/>
      </text:list-level-style-bullet>
      <text:list-level-style-bullet text:level="5" text:style-name="Numbering_20_Symbols" text:bullet-char="•">
        <style:list-level-properties text:space-before="2.496cm" text:min-label-width="0.4cm"/>
        <style:text-properties style:font-name="StarSymbol"/>
      </text:list-level-style-bullet>
      <text:list-level-style-bullet text:level="6" text:style-name="Numbering_20_Symbols" text:bullet-char="•">
        <style:list-level-properties text:space-before="2.995cm" text:min-label-width="0.4cm"/>
        <style:text-properties style:font-name="StarSymbol"/>
      </text:list-level-style-bullet>
      <text:list-level-style-bullet text:level="7" text:style-name="Numbering_20_Symbols" text:bullet-char="•">
        <style:list-level-properties text:space-before="3.495cm" text:min-label-width="0.4cm"/>
        <style:text-properties style:font-name="StarSymbol"/>
      </text:list-level-style-bullet>
      <text:list-level-style-bullet text:level="8" text:style-name="Numbering_20_Symbols" text:bullet-char="•">
        <style:list-level-properties text:space-before="3.994cm" text:min-label-width="0.4cm"/>
        <style:text-properties style:font-name="StarSymbol"/>
      </text:list-level-style-bullet>
      <text:list-level-style-bullet text:level="9" text:style-name="Numbering_20_Symbols" text:bullet-char="•">
        <style:list-level-properties text:space-before="4.493cm" text:min-label-width="0.4cm"/>
        <style:text-properties style:font-name="StarSymbol"/>
      </text:list-level-style-bullet>
      <text:list-level-style-bullet text:level="10" text:style-name="Numbering_20_Symbols" text:bullet-char="•">
        <style:list-level-properties text:space-before="4.99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Left_20_Page" style:display-name="Left Page" style:page-layout-name="pm2" style:next-style-name="Right_20_Page"/>
    <style:master-page style:name="Right_20_Page" style:display-name="Right Page" style:page-layout-name="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Frizione - Clutch</dc:title>
    <meta:initial-creator>John Leach</meta:initial-creator>
    <meta:creation-date>2007-01-08T11:39:03</meta:creation-date>
    <dc:creator>John Leach</dc:creator>
    <dc:date>2008-08-25T12:07:45</dc:date>
    <meta:printed-by>John Leach</meta:printed-by>
    <meta:print-date>2007-01-16T08:11:39</meta:print-date>
    <meta:keyword>frizione</meta:keyword>
    <meta:keyword>clutch</meta:keyword>
    <meta:keyword>javascript</meta:keyword>
    <meta:keyword>jslint</meta:keyword>
    <meta:keyword>yuicompressor</meta:keyword>
    <meta:keyword>jsmin</meta:keyword>
    <meta:keyword>unit test</meta:keyword>
    <meta:editing-cycles>569</meta:editing-cycles>
    <meta:editing-duration>P14DT19H49M11S</meta:editing-duration>
    <meta:user-defined meta:name="Info 1"/>
    <meta:user-defined meta:name="Info 2"/>
    <meta:user-defined meta:name="Info 3"/>
    <meta:user-defined meta:name="Info 4"/>
    <meta:document-statistic meta:table-count="8" meta:image-count="26" meta:object-count="0" meta:page-count="31" meta:paragraph-count="372" meta:word-count="5978" meta:character-count="40479"/>
  </office:meta>
</office:document-meta>
</file>

<file path=VersionList.xml><?xml version="1.0" encoding="utf-8"?>
<VL:version-list xmlns:dc="http://purl.org/dc/elements/1.1/" xmlns:VL="http://openoffice.org/2001/versions-list">
  <VL:version-entry VL:title="Version1" VL:comment="First alpha version release" VL:creator="John Leach" dc:date-time="2007-10-03T14:21:26"/>
</VL:version-list>
</file>